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 Narrow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 Narrow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 Narrow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de" style:country-asian="D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 Narrow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 Narrow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0pt" style:text-position="31%" fo:country="US" style:country-asian="DE" style:font-name-asian="Times New Roman" style:font-name-complex="Times New Roman" style:font-size-asian="10pt"/>
    </style:style>
    <style:style style:name="T2" style:family="text">
      <style:text-properties style:font-name="Calibri" fo:font-size="11pt" style:text-position="28%" fo:country="US" style:country-asian="SA" style:font-name-asian="Times New Roman" style:font-size-asian="11pt"/>
    </style:style>
    <style:style style:name="T3" style:family="text">
      <style:text-properties style:font-name="Calibri" fo:font-size="11pt" style:text-position="-28%" fo:country="US" style:country-asian="SA" style:font-name-asian="Times New Roman" style:font-size-asian="11pt"/>
    </style:style>
    <style:style style:name="T4" style:family="text">
      <style:text-properties style:font-name="Calibri" fo:font-size="11pt" fo:country="US" style:country-asian="SA" style:font-name-asian="Times New Roman" style:font-size-asian="11pt" style:text-position="28%"/>
    </style:style>
    <style:style style:name="T5" style:family="text">
      <style:text-properties fo:color="#000000" style:font-name="Times New Roman" fo:font-size="10pt" style:text-position="-31%" fo:country="US" style:country-asian="DE" style:font-name-asian="Times New Roman" style:font-name-complex="Times New Roman" style:font-size-asian="10pt"/>
    </style:style>
    <style:style style:name="T6" style:family="text">
      <style:text-properties fo:color="#000000" style:font-name="Times New Roman" fo:font-size="10pt" fo:country="US" style:country-asian="DE" style:font-name-asian="Times New Roman" style:font-name-complex="Times New Roman" style:font-size-asian="10pt" style:text-position="31%"/>
    </style:style>
    <style:style style:name="T7" style:family="text">
      <style:text-properties fo:color="#000000" style:font-size-asian="10pt" style:font-name-complex="Times New Roman" style:font-name-asian="Times New Roman" style:country-asian="DE" fo:country="US" style:text-position="-31%" fo:font-size="10pt" style:font-name="Times New Roman"/>
    </style:style>
    <style:style style:name="T8" style:family="text">
      <style:text-properties fo:color="#000000" style:font-size-asian="10pt" style:font-name-complex="Times New Roman" style:font-name-asian="Times New Roman" style:country-asian="DE" fo:country="US" fo:font-size="10pt" style:font-name="Times New Roman" style:text-position="31%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bite</text:p>
          </table:table-cell>
          <table:table-cell office:value-type="float" office:value="-3711996" calcext:value-type="float">
            <text:p>-3711996</text:p>
          </table:table-cell>
          <table:table-cell office:value-type="float" office:value="210.1" calcext:value-type="float">
            <text:p>210.1</text:p>
          </table:table-cell>
          <table:table-cell table:style-name="ce6" office:value-type="float" office:value="207.725" calcext:value-type="float">
            <text:p>207.725</text:p>
          </table:table-cell>
          <table:table-cell table:style-name="ce6" office:value-type="float" office:value="10.006" calcext:value-type="float">
            <text:p>10.006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-1.3364" calcext:value-type="float">
            <text:p>-1.3364</text:p>
          </table:table-cell>
          <table:table-cell table:style-name="ce6" office:value-type="float" office:value="-1275.9" calcext:value-type="float">
            <text:p>-1275.9</text:p>
          </table:table-cell>
          <table:table-cell table:style-name="ce6" office:value-type="float" office:value="-3.9536" calcext:value-type="float">
            <text:p>-3.9536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593" calcext:value-type="float">
            <text:p>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bite high</text:p>
          </table:table-cell>
          <table:table-cell office:value-type="float" office:value="-3706202" calcext:value-type="float">
            <text:p>-3706202</text:p>
          </table:table-cell>
          <table:table-cell office:value-type="float" office:value="223.4" calcext:value-type="float">
            <text:p>223.4</text:p>
          </table:table-cell>
          <table:table-cell table:style-name="ce6" office:value-type="float" office:value="204.694" calcext:value-type="float">
            <text:p>204.694</text:p>
          </table:table-cell>
          <table:table-cell table:style-name="ce6" office:value-type="float" office:value="10.109" calcext:value-type="float">
            <text:p>10.109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-1.3364" calcext:value-type="float">
            <text:p>-1.3364</text:p>
          </table:table-cell>
          <table:table-cell table:style-name="ce6" office:value-type="float" office:value="-1275.9" calcext:value-type="float">
            <text:p>-1275.9</text:p>
          </table:table-cell>
          <table:table-cell table:style-name="ce6" office:value-type="float" office:value="-3.9536" calcext:value-type="float">
            <text:p>-3.9536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593" calcext:value-type="float">
            <text:p>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alcite (analcime)</text:p>
          </table:table-cell>
          <table:table-cell office:value-type="float" office:value="-3091093" calcext:value-type="float">
            <text:p>-3091093</text:p>
          </table:table-cell>
          <table:table-cell office:value-type="float" office:value="232" calcext:value-type="float">
            <text:p>232</text:p>
          </table:table-cell>
          <table:table-cell table:style-name="ce6" office:value-type="float" office:value="211.729" calcext:value-type="float">
            <text:p>211.729</text:p>
          </table:table-cell>
          <table:table-cell table:style-name="ce6" office:value-type="float" office:value="9.74" calcext:value-type="float">
            <text:p>9.74</text:p>
          </table:table-cell>
          <table:table-cell table:style-name="ce6" office:value-type="float" office:value="0.6435" calcext:value-type="float">
            <text:p>0.6435</text:p>
          </table:table-cell>
          <table:table-cell table:style-name="ce6" office:value-type="float" office:value="-1.6067" calcext:value-type="float">
            <text:p>-1.6067</text:p>
          </table:table-cell>
          <table:table-cell table:style-name="ce6" office:value-type="float" office:value="9302.3" calcext:value-type="float">
            <text:p>9302.3</text:p>
          </table:table-cell>
          <table:table-cell table:style-name="ce6" office:value-type="float" office:value="-9.1796" calcext:value-type="float">
            <text:p>-9.17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alusite</text:p>
          </table:table-cell>
          <table:table-cell office:value-type="float" office:value="-2441050" calcext:value-type="float">
            <text:p>-2441050</text:p>
          </table:table-cell>
          <table:table-cell office:value-type="float" office:value="92.7" calcext:value-type="float">
            <text:p>92.7</text:p>
          </table:table-cell>
          <table:table-cell table:style-name="ce6" office:value-type="float" office:value="122.594" calcext:value-type="float">
            <text:p>122.594</text:p>
          </table:table-cell>
          <table:table-cell table:style-name="ce6" office:value-type="float" office:value="5.153" calcext:value-type="float">
            <text:p>5.153</text:p>
          </table:table-cell>
          <table:table-cell table:style-name="ce6" office:value-type="float" office:value="0.2773" calcext:value-type="float">
            <text:p>0.2773</text:p>
          </table:table-cell>
          <table:table-cell table:style-name="ce6" office:value-type="float" office:value="-0.6588" calcext:value-type="float">
            <text:p>-0.6588</text:p>
          </table:table-cell>
          <table:table-cell table:style-name="ce6" office:value-type="float" office:value="-1914.1" calcext:value-type="float">
            <text:p>-1914.1</text:p>
          </table:table-cell>
          <table:table-cell table:style-name="ce6" office:value-type="float" office:value="-2.2656" calcext:value-type="float">
            <text:p>-2.2656</text:p>
          </table:table-cell>
          <table:table-cell table:style-name="ce6" office:value-type="float" office:value="4.11" calcext:value-type="float">
            <text:p>4.11</text:p>
          </table:table-cell>
          <table:table-cell table:style-name="ce6" office:value-type="float" office:value="1334" calcext:value-type="float">
            <text:p>1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esite</text:p>
          </table:table-cell>
          <table:table-cell office:value-type="float" office:value="-850864" calcext:value-type="float">
            <text:p>-850864</text:p>
          </table:table-cell>
          <table:table-cell office:value-type="float" office:value="40.8" calcext:value-type="float">
            <text:p>40.8</text:p>
          </table:table-cell>
          <table:table-cell table:style-name="ce6" office:value-type="float" office:value="45.0974" calcext:value-type="float">
            <text:p>45.0974</text:p>
          </table:table-cell>
          <table:table-cell table:style-name="ce6" office:value-type="float" office:value="2.064" calcext:value-type="float">
            <text:p>2.064</text:p>
          </table:table-cell>
          <table:table-cell table:style-name="ce6" office:value-type="float" office:value="0.0965" calcext:value-type="float">
            <text:p>0.0965</text:p>
          </table:table-cell>
          <table:table-cell table:style-name="ce6" office:value-type="float" office:value="-0.0577" calcext:value-type="float">
            <text:p>-0.0577</text:p>
          </table:table-cell>
          <table:table-cell table:style-name="ce6" office:value-type="float" office:value="-448.8" calcext:value-type="float">
            <text:p>-448.8</text:p>
          </table:table-cell>
          <table:table-cell table:style-name="ce6" office:value-type="float" office:value="-0.7982" calcext:value-type="float">
            <text:p>-0.7982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istobalite</text:p>
          </table:table-cell>
          <table:table-cell office:value-type="float" office:value="-853084" calcext:value-type="float">
            <text:p>-853084</text:p>
          </table:table-cell>
          <table:table-cell office:value-type="float" office:value="46.5" calcext:value-type="float">
            <text:p>46.5</text:p>
          </table:table-cell>
          <table:table-cell table:style-name="ce6" office:value-type="float" office:value="44.919" calcext:value-type="float">
            <text:p>44.919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0.0979" calcext:value-type="float">
            <text:p>0.0979</text:p>
          </table:table-cell>
          <table:table-cell table:style-name="ce6" office:value-type="float" office:value="-0.335" calcext:value-type="float">
            <text:p>-0.335</text:p>
          </table:table-cell>
          <table:table-cell table:style-name="ce6" office:value-type="float" office:value="-626.2" calcext:value-type="float">
            <text:p>-626.2</text:p>
          </table:table-cell>
          <table:table-cell table:style-name="ce6" office:value-type="float" office:value="-0.774" calcext:value-type="float">
            <text:p>-0.774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undum</text:p>
          </table:table-cell>
          <table:table-cell office:value-type="float" office:value="-1581808" calcext:value-type="float">
            <text:p>-1581808</text:p>
          </table:table-cell>
          <table:table-cell office:value-type="float" office:value="50.9" calcext:value-type="float">
            <text:p>50.9</text:p>
          </table:table-cell>
          <table:table-cell table:style-name="ce6" office:value-type="float" office:value="79.4529" calcext:value-type="float">
            <text:p>79.4529</text:p>
          </table:table-cell>
          <table:table-cell table:style-name="ce6" office:value-type="float" office:value="2.558" calcext:value-type="float">
            <text:p>2.558</text:p>
          </table:table-cell>
          <table:table-cell table:style-name="ce6" office:value-type="float" office:value="0.1395" calcext:value-type="float">
            <text:p>0.1395</text:p>
          </table:table-cell>
          <table:table-cell table:style-name="ce6" office:value-type="float" office:value="0.589" calcext:value-type="float">
            <text:p>0.589</text:p>
          </table:table-cell>
          <table:table-cell table:style-name="ce6" office:value-type="float" office:value="-2460.6" calcext:value-type="float">
            <text:p>-2460.6</text:p>
          </table:table-cell>
          <table:table-cell table:style-name="ce6" office:value-type="float" office:value="-0.5892" calcext:value-type="float">
            <text:p>-0.5892</text:p>
          </table:table-cell>
          <table:table-cell table:style-name="ce6" office:value-type="float" office:value="4.19" calcext:value-type="float">
            <text:p>4.19</text:p>
          </table:table-cell>
          <table:table-cell table:style-name="ce6" office:value-type="float" office:value="2520" calcext:value-type="float">
            <text:p>2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spore</text:p>
          </table:table-cell>
          <table:table-cell office:value-type="float" office:value="-920825" calcext:value-type="float">
            <text:p>-920825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53.4369" calcext:value-type="float">
            <text:p>53.4369</text:p>
          </table:table-cell>
          <table:table-cell table:style-name="ce6" office:value-type="float" office:value="1.776" calcext:value-type="float">
            <text:p>1.776</text:p>
          </table:table-cell>
          <table:table-cell table:style-name="ce6" office:value-type="float" office:value="0.1451" calcext:value-type="float">
            <text:p>0.1451</text:p>
          </table:table-cell>
          <table:table-cell table:style-name="ce6" office:value-type="float" office:value="0.8709" calcext:value-type="float">
            <text:p>0.8709</text:p>
          </table:table-cell>
          <table:table-cell table:style-name="ce6" office:value-type="float" office:value="584.4" calcext:value-type="float">
            <text:p>584.4</text:p>
          </table:table-cell>
          <table:table-cell table:style-name="ce6" office:value-type="float" office:value="-1.7411" calcext:value-type="float">
            <text:p>-1.7411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office:value-type="float" office:value="2300" calcext:value-type="float">
            <text:p>2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deite</text:p>
          </table:table-cell>
          <table:table-cell office:value-type="float" office:value="-2849218" calcext:value-type="float">
            <text:p>-2849218</text:p>
          </table:table-cell>
          <table:table-cell office:value-type="float" office:value="133.5" calcext:value-type="float">
            <text:p>133.5</text:p>
          </table:table-cell>
          <table:table-cell table:style-name="ce6" office:value-type="float" office:value="159.915" calcext:value-type="float">
            <text:p>159.915</text:p>
          </table:table-cell>
          <table:table-cell table:style-name="ce6" office:value-type="float" office:value="6.04" calcext:value-type="float">
            <text:p>6.04</text:p>
          </table:table-cell>
          <table:table-cell table:style-name="ce6" office:value-type="float" office:value="0.3011" calcext:value-type="float">
            <text:p>0.3011</text:p>
          </table:table-cell>
          <table:table-cell table:style-name="ce6" office:value-type="float" office:value="1.0143" calcext:value-type="float">
            <text:p>1.0143</text:p>
          </table:table-cell>
          <table:table-cell table:style-name="ce6" office:value-type="float" office:value="-2239.3" calcext:value-type="float">
            <text:p>-2239.3</text:p>
          </table:table-cell>
          <table:table-cell table:style-name="ce6" office:value-type="float" office:value="-2.0551" calcext:value-type="float">
            <text:p>-2.0551</text:p>
          </table:table-cell>
          <table:table-cell table:style-name="ce6" office:value-type="float" office:value="4.66" calcext:value-type="float">
            <text:p>4.66</text:p>
          </table:table-cell>
          <table:table-cell table:style-name="ce6" office:value-type="float" office:value="1284" calcext:value-type="float">
            <text:p>1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lsilite</text:p>
          </table:table-cell>
          <table:table-cell office:value-type="float" office:value="-2006218" calcext:value-type="float">
            <text:p>-2006218</text:p>
          </table:table-cell>
          <table:table-cell office:value-type="float" office:value="134" calcext:value-type="float">
            <text:p>134</text:p>
          </table:table-cell>
          <table:table-cell table:style-name="ce6" office:value-type="float" office:value="118.477" calcext:value-type="float">
            <text:p>118.477</text:p>
          </table:table-cell>
          <table:table-cell table:style-name="ce6" office:value-type="float" office:value="6.04" calcext:value-type="float">
            <text:p>6.04</text:p>
          </table:table-cell>
          <table:table-cell table:style-name="ce6" office:value-type="float" office:value="0.242" calcext:value-type="float">
            <text:p>0.242</text:p>
          </table:table-cell>
          <table:table-cell table:style-name="ce6" office:value-type="float" office:value="-0.4482" calcext:value-type="float">
            <text:p>-0.4482</text:p>
          </table:table-cell>
          <table:table-cell table:style-name="ce6" office:value-type="float" office:value="-859.8" calcext:value-type="float">
            <text:p>-859.8</text:p>
          </table:table-cell>
          <table:table-cell table:style-name="ce6" office:value-type="float" office:value="-1.9358" calcext:value-type="float">
            <text:p>-1.9358</text:p>
          </table:table-cell>
          <table:table-cell table:style-name="ce6" office:value-type="float" office:value="5.76" calcext:value-type="float">
            <text:p>5.76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olinite</text:p>
          </table:table-cell>
          <table:table-cell office:value-type="float" office:value="-3801669" calcext:value-type="float">
            <text:p>-3801669</text:p>
          </table:table-cell>
          <table:table-cell office:value-type="float" office:value="203.7" calcext:value-type="float">
            <text:p>203.7</text:p>
          </table:table-cell>
          <table:table-cell table:style-name="ce6" office:value-type="float" office:value="224.553" calcext:value-type="float">
            <text:p>224.553</text:p>
          </table:table-cell>
          <table:table-cell table:style-name="ce6" office:value-type="float" office:value="9.934" calcext:value-type="float">
            <text:p>9.934</text:p>
          </table:table-cell>
          <table:table-cell table:style-name="ce6" office:value-type="float" office:value="0.4367" calcext:value-type="float">
            <text:p>0.4367</text:p>
          </table:table-cell>
          <table:table-cell table:style-name="ce6" office:value-type="float" office:value="-3.4295" calcext:value-type="float">
            <text:p>-3.4295</text:p>
          </table:table-cell>
          <table:table-cell table:style-name="ce6" office:value-type="float" office:value="-4055.9" calcext:value-type="float">
            <text:p>-4055.9</text:p>
          </table:table-cell>
          <table:table-cell table:style-name="ce6" office:value-type="float" office:value="-2.6991" calcext:value-type="float">
            <text:p>-2.6991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645" calcext:value-type="float">
            <text:p>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yanite</text:p>
          </table:table-cell>
          <table:table-cell office:value-type="float" office:value="-2442617" calcext:value-type="float">
            <text:p>-2442617</text:p>
          </table:table-cell>
          <table:table-cell office:value-type="float" office:value="83.5" calcext:value-type="float">
            <text:p>83.5</text:p>
          </table:table-cell>
          <table:table-cell table:style-name="ce6" office:value-type="float" office:value="121.564" calcext:value-type="float">
            <text:p>121.564</text:p>
          </table:table-cell>
          <table:table-cell table:style-name="ce6" office:value-type="float" office:value="4.414" calcext:value-type="float">
            <text:p>4.414</text:p>
          </table:table-cell>
          <table:table-cell table:style-name="ce6" office:value-type="float" office:value="0.2794" calcext:value-type="float">
            <text:p>0.2794</text:p>
          </table:table-cell>
          <table:table-cell table:style-name="ce6" office:value-type="float" office:value="-0.7124" calcext:value-type="float">
            <text:p>-0.7124</text:p>
          </table:table-cell>
          <table:table-cell table:style-name="ce6" office:value-type="float" office:value="-2055.6" calcext:value-type="float">
            <text:p>-2055.6</text:p>
          </table:table-cell>
          <table:table-cell table:style-name="ce6" office:value-type="float" office:value="-2.2894" calcext:value-type="float">
            <text:p>-2.2894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1590" calcext:value-type="float">
            <text:p>1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ucite</text:p>
          </table:table-cell>
          <table:table-cell office:value-type="float" office:value="-2866366" calcext:value-type="float">
            <text:p>-2866366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162.794" calcext:value-type="float">
            <text:p>162.794</text:p>
          </table:table-cell>
          <table:table-cell table:style-name="ce6" office:value-type="float" office:value="8.828" calcext:value-type="float">
            <text:p>8.828</text:p>
          </table:table-cell>
          <table:table-cell table:style-name="ce6" office:value-type="float" office:value="0.3698" calcext:value-type="float">
            <text:p>0.3698</text:p>
          </table:table-cell>
          <table:table-cell table:style-name="ce6" office:value-type="float" office:value="-1.6332" calcext:value-type="float">
            <text:p>-1.6332</text:p>
          </table:table-cell>
          <table:table-cell table:style-name="ce6" office:value-type="float" office:value="684.7" calcext:value-type="float">
            <text:p>684.7</text:p>
          </table:table-cell>
          <table:table-cell table:style-name="ce6" office:value-type="float" office:value="-3.6831" calcext:value-type="float">
            <text:p>-3.6831</text:p>
          </table:table-cell>
          <table:table-cell table:style-name="ce6" office:value-type="float" office:value="3.67" calcext:value-type="float">
            <text:p>3.67</text:p>
          </table:table-cell>
          <table:table-cell table:style-name="ce6" office:value-type="float" office:value="630" calcext:value-type="float">
            <text:p>6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cline</text:p>
          </table:table-cell>
          <table:table-cell office:value-type="float" office:value="-3750316" calcext:value-type="float">
            <text:p>-3750316</text:p>
          </table:table-cell>
          <table:table-cell office:value-type="float" office:value="216" calcext:value-type="float">
            <text:p>216</text:p>
          </table:table-cell>
          <table:table-cell table:style-name="ce6" office:value-type="float" office:value="204.267" calcext:value-type="float">
            <text:p>204.267</text:p>
          </table:table-cell>
          <table:table-cell table:style-name="ce6" office:value-type="float" office:value="10.892" calcext:value-type="float">
            <text:p>10.892</text:p>
          </table:table-cell>
          <table:table-cell table:style-name="ce6" office:value-type="float" office:value="0.4488" calcext:value-type="float">
            <text:p>0.4488</text:p>
          </table:table-cell>
          <table:table-cell table:style-name="ce6" office:value-type="float" office:value="-1.0075" calcext:value-type="float">
            <text:p>-1.0075</text:p>
          </table:table-cell>
          <table:table-cell table:style-name="ce6" office:value-type="float" office:value="-1007.3" calcext:value-type="float">
            <text:p>-1007.3</text:p>
          </table:table-cell>
          <table:table-cell table:style-name="ce6" office:value-type="float" office:value="-3.9731" calcext:value-type="float">
            <text:p>-3.9731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covite</text:p>
          </table:table-cell>
          <table:table-cell office:value-type="float" office:value="-5603884" calcext:value-type="float">
            <text:p>-5603884</text:p>
          </table:table-cell>
          <table:table-cell office:value-type="float" office:value="292" calcext:value-type="float">
            <text:p>292</text:p>
          </table:table-cell>
          <table:table-cell table:style-name="ce6" office:value-type="float" office:value="321.881" calcext:value-type="float">
            <text:p>321.881</text:p>
          </table:table-cell>
          <table:table-cell table:style-name="ce6" office:value-type="float" office:value="14.083" calcext:value-type="float">
            <text:p>14.083</text:p>
          </table:table-cell>
          <table:table-cell table:style-name="ce6" office:value-type="float" office:value="0.7564" calcext:value-type="float">
            <text:p>0.7564</text:p>
          </table:table-cell>
          <table:table-cell table:style-name="ce6" office:value-type="float" office:value="-1.984" calcext:value-type="float">
            <text:p>-1.984</text:p>
          </table:table-cell>
          <table:table-cell table:style-name="ce6" office:value-type="float" office:value="-2170" calcext:value-type="float">
            <text:p>-2170</text:p>
          </table:table-cell>
          <table:table-cell table:style-name="ce6" office:value-type="float" office:value="-6.9792" calcext:value-type="float">
            <text:p>-6.9792</text:p>
          </table:table-cell>
          <table:table-cell table:style-name="ce6" office:value-type="float" office:value="5.96" calcext:value-type="float">
            <text:p>5.96</text:p>
          </table:table-cell>
          <table:table-cell table:style-name="ce6" office:value-type="float" office:value="490" calcext:value-type="float">
            <text:p>4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pheline</text:p>
          </table:table-cell>
          <table:table-cell office:value-type="float" office:value="-1980505" calcext:value-type="float">
            <text:p>-1980505</text:p>
          </table:table-cell>
          <table:table-cell office:value-type="float" office:value="124.4" calcext:value-type="float">
            <text:p>124.4</text:p>
          </table:table-cell>
          <table:table-cell table:style-name="ce6" office:value-type="float" office:value="114.29" calcext:value-type="float">
            <text:p>114.29</text:p>
          </table:table-cell>
          <table:table-cell table:style-name="ce6" office:value-type="float" office:value="5.419" calcext:value-type="float">
            <text:p>5.419</text:p>
          </table:table-cell>
          <table:table-cell table:style-name="ce6" office:value-type="float" office:value="0.2727" calcext:value-type="float">
            <text:p>0.2727</text:p>
          </table:table-cell>
          <table:table-cell table:style-name="ce6" office:value-type="float" office:value="-1.2398" calcext:value-type="float">
            <text:p>-1.23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7631" calcext:value-type="float">
            <text:p>-2.7631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agonite</text:p>
          </table:table-cell>
          <table:table-cell office:value-type="float" office:value="-5565263" calcext:value-type="float">
            <text:p>-5565263</text:p>
          </table:table-cell>
          <table:table-cell office:value-type="float" office:value="276" calcext:value-type="float">
            <text:p>276</text:p>
          </table:table-cell>
          <table:table-cell table:style-name="ce6" office:value-type="float" office:value="323.97" calcext:value-type="float">
            <text:p>323.97</text:p>
          </table:table-cell>
          <table:table-cell table:style-name="ce6" office:value-type="float" office:value="13.211" calcext:value-type="float">
            <text:p>13.211</text:p>
          </table:table-cell>
          <table:table-cell table:style-name="ce6" office:value-type="float" office:value="0.803" calcext:value-type="float">
            <text:p>0.803</text:p>
          </table:table-cell>
          <table:table-cell table:style-name="ce6" office:value-type="float" office:value="-3.158" calcext:value-type="float">
            <text:p>-3.158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-8.151" calcext:value-type="float">
            <text:p>-8.151</text:p>
          </table:table-cell>
          <table:table-cell table:style-name="ce6" office:value-type="float" office:value="7.74" calcext:value-type="float">
            <text:p>7.74</text:p>
          </table:table-cell>
          <table:table-cell table:style-name="ce6" office:value-type="float" office:value="550" calcext:value-type="float">
            <text:p>5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ophyllite</text:p>
          </table:table-cell>
          <table:table-cell office:value-type="float" office:value="-5266775" calcext:value-type="float">
            <text:p>-5266775</text:p>
          </table:table-cell>
          <table:table-cell office:value-type="float" office:value="239.4" calcext:value-type="float">
            <text:p>239.4</text:p>
          </table:table-cell>
          <table:table-cell table:style-name="ce6" office:value-type="float" office:value="293.738" calcext:value-type="float">
            <text:p>293.738</text:p>
          </table:table-cell>
          <table:table-cell table:style-name="ce6" office:value-type="float" office:value="12.81" calcext:value-type="float">
            <text:p>12.81</text:p>
          </table:table-cell>
          <table:table-cell table:style-name="ce6" office:value-type="float" office:value="0.7845" calcext:value-type="float">
            <text:p>0.7845</text:p>
          </table:table-cell>
          <table:table-cell table:style-name="ce6" office:value-type="float" office:value="-4.2948" calcext:value-type="float">
            <text:p>-4.2948</text:p>
          </table:table-cell>
          <table:table-cell table:style-name="ce6" office:value-type="float" office:value="1251" calcext:value-type="float">
            <text:p>1251</text:p>
          </table:table-cell>
          <table:table-cell table:style-name="ce6" office:value-type="float" office:value="-8.4959" calcext:value-type="float">
            <text:p>-8.4959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525" calcext:value-type="float">
            <text:p>5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-856433" calcext:value-type="float">
            <text:p>-856433</text:p>
          </table:table-cell>
          <table:table-cell office:value-type="float" office:value="41.5" calcext:value-type="float">
            <text:p>41.5</text:p>
          </table:table-cell>
          <table:table-cell table:style-name="ce6" office:value-type="float" office:value="44.8909" calcext:value-type="float">
            <text:p>44.8909</text:p>
          </table:table-cell>
          <table:table-cell table:style-name="ce6" office:value-type="float" office:value="2.2688" calcext:value-type="float">
            <text:p>2.2688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5189" calcext:value-type="float">
            <text:p>-0.51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1283" calcext:value-type="float">
            <text:p>-1.1283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750" calcext:value-type="float">
            <text:p>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idine</text:p>
          </table:table-cell>
          <table:table-cell office:value-type="float" office:value="-3744340" calcext:value-type="float">
            <text:p>-3744340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04.367" calcext:value-type="float">
            <text:p>204.367</text:p>
          </table:table-cell>
          <table:table-cell table:style-name="ce6" office:value-type="float" office:value="10.9" calcext:value-type="float">
            <text:p>10.9</text:p>
          </table:table-cell>
          <table:table-cell table:style-name="ce6" office:value-type="float" office:value="0.4488" calcext:value-type="float">
            <text:p>0.4488</text:p>
          </table:table-cell>
          <table:table-cell table:style-name="ce6" office:value-type="float" office:value="-1.0075" calcext:value-type="float">
            <text:p>-1.0075</text:p>
          </table:table-cell>
          <table:table-cell table:style-name="ce6" office:value-type="float" office:value="-1007.3" calcext:value-type="float">
            <text:p>-1007.3</text:p>
          </table:table-cell>
          <table:table-cell table:style-name="ce6" office:value-type="float" office:value="-3.9731" calcext:value-type="float">
            <text:p>-3.9731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llimanite</text:p>
          </table:table-cell>
          <table:table-cell office:value-type="float" office:value="-2438765" calcext:value-type="float">
            <text:p>-2438765</text:p>
          </table:table-cell>
          <table:table-cell office:value-type="float" office:value="95.5" calcext:value-type="float">
            <text:p>95.5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.986" calcext:value-type="float">
            <text:p>4.986</text:p>
          </table:table-cell>
          <table:table-cell table:style-name="ce6" office:value-type="float" office:value="0.2802" calcext:value-type="float">
            <text:p>0.2802</text:p>
          </table:table-cell>
          <table:table-cell table:style-name="ce6" office:value-type="float" office:value="-0.69" calcext:value-type="float">
            <text:p>-0.69</text:p>
          </table:table-cell>
          <table:table-cell table:style-name="ce6" office:value-type="float" office:value="-1375.7" calcext:value-type="float">
            <text:p>-1375.7</text:p>
          </table:table-cell>
          <table:table-cell table:style-name="ce6" office:value-type="float" office:value="-2.3994" calcext:value-type="float">
            <text:p>-2.3994</text:p>
          </table:table-cell>
          <table:table-cell table:style-name="ce6" office:value-type="float" office:value="2.21" calcext:value-type="float">
            <text:p>2.21</text:p>
          </table:table-cell>
          <table:table-cell table:style-name="ce6" office:value-type="float" office:value="1320" calcext:value-type="float">
            <text:p>1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stovite</text:p>
          </table:table-cell>
          <table:table-cell office:value-type="float" office:value="-816165" calcext:value-type="float">
            <text:p>-816165</text:p>
          </table:table-cell>
          <table:table-cell office:value-type="float" office:value="24.5" calcext:value-type="float">
            <text:p>24.5</text:p>
          </table:table-cell>
          <table:table-cell table:style-name="ce6" office:value-type="float" office:value="42.8835" calcext:value-type="float">
            <text:p>42.8835</text:p>
          </table:table-cell>
          <table:table-cell table:style-name="ce6" office:value-type="float" office:value="1.401" calcext:value-type="float">
            <text:p>1.401</text:p>
          </table:table-cell>
          <table:table-cell table:style-name="ce6" office:value-type="float" office:value="0.0681" calcext:value-type="float">
            <text:p>0.0681</text:p>
          </table:table-cell>
          <table:table-cell table:style-name="ce6" office:value-type="float" office:value="0.601" calcext:value-type="float">
            <text:p>0.601</text:p>
          </table:table-cell>
          <table:table-cell table:style-name="ce6" office:value-type="float" office:value="-1978.2" calcext:value-type="float">
            <text:p>-1978.2</text:p>
          </table:table-cell>
          <table:table-cell table:style-name="ce6" office:value-type="float" office:value="-0.0821" calcext:value-type="float">
            <text:p>-0.082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160" calcext:value-type="float">
            <text:p>3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az-OH</text:p>
          </table:table-cell>
          <table:table-cell office:value-type="float" office:value="-2690013" calcext:value-type="float">
            <text:p>-2690013</text:p>
          </table:table-cell>
          <table:table-cell office:value-type="float" office:value="100.5" calcext:value-type="float">
            <text:p>100.5</text:p>
          </table:table-cell>
          <table:table-cell table:style-name="ce6" office:value-type="float" office:value="159.093" calcext:value-type="float">
            <text:p>159.093</text:p>
          </table:table-cell>
          <table:table-cell table:style-name="ce6" office:value-type="float" office:value="5.339" calcext:value-type="float">
            <text:p>5.339</text:p>
          </table:table-cell>
          <table:table-cell table:style-name="ce6" office:value-type="float" office:value="0.3877" calcext:value-type="float">
            <text:p>0.3877</text:p>
          </table:table-cell>
          <table:table-cell table:style-name="ce6" office:value-type="float" office:value="-0.712" calcext:value-type="float">
            <text:p>-0.712</text:p>
          </table:table-cell>
          <table:table-cell table:style-name="ce6" office:value-type="float" office:value="-857.2" calcext:value-type="float">
            <text:p>-857.2</text:p>
          </table:table-cell>
          <table:table-cell table:style-name="ce6" office:value-type="float" office:value="-3.7442" calcext:value-type="float">
            <text:p>-3.7442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1315" calcext:value-type="float">
            <text:p>13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dymite</text:p>
          </table:table-cell>
          <table:table-cell office:value-type="float" office:value="-853665" calcext:value-type="float">
            <text:p>-853665</text:p>
          </table:table-cell>
          <table:table-cell office:value-type="float" office:value="46.1" calcext:value-type="float">
            <text:p>46.1</text:p>
          </table:table-cell>
          <table:table-cell table:style-name="ce6" office:value-type="float" office:value="44.919" calcext:value-type="float">
            <text:p>44.919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0.0979" calcext:value-type="float">
            <text:p>0.0979</text:p>
          </table:table-cell>
          <table:table-cell table:style-name="ce6" office:value-type="float" office:value="-0.335" calcext:value-type="float">
            <text:p>-0.335</text:p>
          </table:table-cell>
          <table:table-cell table:style-name="ce6" office:value-type="float" office:value="-636.2" calcext:value-type="float">
            <text:p>-636.2</text:p>
          </table:table-cell>
          <table:table-cell table:style-name="ce6" office:value-type="float" office:value="-0.774" calcext:value-type="float">
            <text:p>-0.77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1boehmite</text:p>
          </table:table-cell>
          <table:table-cell office:value-type="float" office:value="-918400" calcext:value-type="float">
            <text:p>-918400</text:p>
          </table:table-cell>
          <table:table-cell office:value-type="float" office:value="37.19" calcext:value-type="float">
            <text:p>37.19</text:p>
          </table:table-cell>
          <table:table-cell table:style-name="ce6" office:value-type="float" office:value="54.2399" calcext:value-type="float">
            <text:p>54.2399</text:p>
          </table:table-cell>
          <table:table-cell table:style-name="ce6" office:value-type="float" office:value="1.954" calcext:value-type="float">
            <text:p>1.954</text:p>
          </table:table-cell>
          <table:table-cell table:style-name="ce6" office:value-type="float" office:value="0.205721" calcext:value-type="float">
            <text:p>0.205721</text:p>
          </table:table-cell>
          <table:table-cell table:style-name="ce6" office:value-type="float" office:value="-3.4921" calcext:value-type="float">
            <text:p>-3.4921</text:p>
          </table:table-cell>
          <table:table-cell table:style-name="ce6" office:value-type="float" office:value="1026.66" calcext:value-type="float">
            <text:p>1026.66</text:p>
          </table:table-cell>
          <table:table-cell table:style-name="ce6" office:value-type="float" office:value="-2.63527" calcext:value-type="float">
            <text:p>-2.63527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1</text:span>gibbsite</text:p>
          </table:table-cell>
          <table:table-cell table:style-name="ce6" office:value-type="float" office:value="-1154900" calcext:value-type="float">
            <text:p>-1154900</text:p>
          </table:table-cell>
          <table:table-cell table:style-name="ce6" office:value-type="float" office:value="68.4" calcext:value-type="float">
            <text:p>68.4</text:p>
          </table:table-cell>
          <table:table-cell table:style-name="ce6" office:value-type="float" office:value="91.7203" calcext:value-type="float">
            <text:p>91.7203</text:p>
          </table:table-cell>
          <table:table-cell table:style-name="ce6" office:value-type="float" office:value="3.196" calcext:value-type="float">
            <text:p>3.196</text:p>
          </table:table-cell>
          <table:table-cell table:style-name="ce6" office:value-type="float" office:value="0.0546974" calcext:value-type="float">
            <text:p>0.0546974</text:p>
          </table:table-cell>
          <table:table-cell table:style-name="ce6" office:value-type="float" office:value="17.0272" calcext:value-type="float">
            <text:p>17.0272</text:p>
          </table:table-cell>
          <table:table-cell table:style-name="ce6" office:value-type="float" office:value="-1221.73" calcext:value-type="float">
            <text:p>-1221.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Al<text:span text:style-name="T2">3+</text:span></text:p>
          </table:table-cell>
          <table:table-cell table:style-name="ce7" office:value-type="float" office:value="-486513" calcext:value-type="float">
            <text:p>-4865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OH<text:span text:style-name="T2">2+</text:span></text:p>
          </table:table-cell>
          <table:table-cell table:style-name="ce7" office:value-type="float" office:value="-695460" calcext:value-type="float">
            <text:p>-6954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2</text:span><text:span text:style-name="T4">+</text:span></text:p>
          </table:table-cell>
          <table:table-cell table:style-name="ce7" office:value-type="float" office:value="-898674" calcext:value-type="float">
            <text:p>-89867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3</text:span><text:span text:style-name="T4">0</text:span></text:p>
          </table:table-cell>
          <table:table-cell table:style-name="ce7" office:value-type="float" office:value="-1105180" calcext:value-type="float">
            <text:p>-110518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4</text:span><text:span text:style-name="T4">-</text:span></text:p>
          </table:table-cell>
          <table:table-cell table:style-name="ce7" office:value-type="float" office:value="-1305337" calcext:value-type="float">
            <text:p>-130533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Al(OH)<text:span text:style-name="T3">4</text:span><text:span text:style-name="T4">0</text:span></text:p>
          </table:table-cell>
          <table:table-cell table:style-name="ce7" office:value-type="float" office:value="-1567809" calcext:value-type="float">
            <text:p>-15678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l<text:span text:style-name="T2">3+</text:span></text:p>
          </table:table-cell>
          <table:table-cell table:style-name="ce7" office:value-type="float" office:value="-486338" calcext:value-type="float">
            <text:p>-486338</text:p>
          </table:table-cell>
          <table:table-cell/>
          <table:table-cell table:style-name="ce9" office:value-type="string" calcext:value-type="string">
            <text:p>Al<text:span text:style-name="T1">3+</text:span></text:p>
          </table:table-cell>
          <table:table-cell table:style-name="ce10" office:value-type="float" office:value="-486627" calcext:value-type="float">
            <text:p>-486627</text:p>
          </table:table-cell>
          <table:table-cell/>
          <table:table-cell table:style-name="ce3" office:value-type="string" calcext:value-type="string">
            <text:p><text:span text:style-name="T1">(3)</text:span>albite</text:p>
          </table:table-cell>
          <table:table-cell table:style-name="ce12" office:value-type="float" office:value="-3706284" calcext:value-type="float">
            <text:p>-3706284</text:p>
          </table:table-cell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ΔfG298,10 (J/mol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lOH<text:span text:style-name="T2">2+</text:span></text:p>
          </table:table-cell>
          <table:table-cell table:style-name="ce7" office:value-type="float" office:value="-695153" calcext:value-type="float">
            <text:p>-695153</text:p>
          </table:table-cell>
          <table:table-cell/>
          <table:table-cell table:style-name="ce9" office:value-type="string" calcext:value-type="string">
            <text:p>AlOH<text:span text:style-name="T1">2+</text:span></text:p>
          </table:table-cell>
          <table:table-cell table:style-name="ce10" office:value-type="float" office:value="-695574" calcext:value-type="float">
            <text:p>-695574</text:p>
          </table:table-cell>
          <table:table-cell/>
          <table:table-cell table:style-name="ce3" office:value-type="string" calcext:value-type="string">
            <text:p><text:span text:style-name="T1">(3)</text:span>albite high</text:p>
          </table:table-cell>
          <table:table-cell table:style-name="ce12" office:value-type="float" office:value="-3700490" calcext:value-type="float">
            <text:p>-3700490</text:p>
          </table:table-cell>
          <table:table-cell/>
          <table:table-cell table:style-name="ce5" office:value-type="string" calcext:value-type="string">
            <text:p>Al3+</text:p>
          </table:table-cell>
          <table:table-cell table:style-name="ce5" office:value-type="float" office:value="-486627" calcext:value-type="float">
            <text:p>-486627</text:p>
          </table:table-cell>
          <table:table-cell office:value-type="float" office:value="-486594" calcext:value-type="float">
            <text:p>-48659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2</text:span><text:span text:style-name="T4">+</text:span></text:p>
          </table:table-cell>
          <table:table-cell table:style-name="ce7" office:value-type="float" office:value="-898500" calcext:value-type="float">
            <text:p>-898500</text:p>
          </table:table-cell>
          <table:table-cell/>
          <table:table-cell table:style-name="ce9" office:value-type="string" calcext:value-type="string">
            <text:p>Al(OH)<text:span text:style-name="T5">2</text:span><text:span text:style-name="T6">+</text:span></text:p>
          </table:table-cell>
          <table:table-cell table:style-name="ce10" office:value-type="float" office:value="-898295" calcext:value-type="float">
            <text:p>-898295</text:p>
          </table:table-cell>
          <table:table-cell/>
          <table:table-cell table:style-name="ce3" office:value-type="string" calcext:value-type="string">
            <text:p><text:span text:style-name="T1">(3)</text:span>analcite (analcime)</text:p>
          </table:table-cell>
          <table:table-cell table:style-name="ce12" office:value-type="float" office:value="-3085381" calcext:value-type="float">
            <text:p>-3085381</text:p>
          </table:table-cell>
          <table:table-cell/>
          <table:table-cell table:style-name="ce5" office:value-type="string" calcext:value-type="string">
            <text:p>AlOH2+</text:p>
          </table:table-cell>
          <table:table-cell table:style-name="ce5" office:value-type="float" office:value="-695574" calcext:value-type="float">
            <text:p>-695574</text:p>
          </table:table-cell>
          <table:table-cell office:value-type="float" office:value="-695541" calcext:value-type="float">
            <text:p>-69554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3</text:span><text:span text:style-name="T4">0</text:span></text:p>
          </table:table-cell>
          <table:table-cell table:style-name="ce7" office:value-type="float" office:value="-1105006" calcext:value-type="float">
            <text:p>-1105006</text:p>
          </table:table-cell>
          <table:table-cell/>
          <table:table-cell table:style-name="ce9" office:value-type="string" calcext:value-type="string">
            <text:p>Al(OH)<text:span text:style-name="T5">3</text:span><text:span text:style-name="T6">0</text:span></text:p>
          </table:table-cell>
          <table:table-cell table:style-name="ce10" office:value-type="float" office:value="-1105801" calcext:value-type="float">
            <text:p>-1105801</text:p>
          </table:table-cell>
          <table:table-cell/>
          <table:table-cell table:style-name="ce11" office:value-type="string" calcext:value-type="string">
            <text:p>andalusite</text:p>
          </table:table-cell>
          <table:table-cell table:style-name="ce12" office:value-type="float" office:value="-2441050" calcext:value-type="float">
            <text:p>-2441050</text:p>
          </table:table-cell>
          <table:table-cell/>
          <table:table-cell table:style-name="ce5" office:value-type="string" calcext:value-type="string">
            <text:p>Al(OH)2+</text:p>
          </table:table-cell>
          <table:table-cell table:style-name="ce5" office:value-type="float" office:value="-898295" calcext:value-type="float">
            <text:p>-898295</text:p>
          </table:table-cell>
          <table:table-cell office:value-type="float" office:value="-898292" calcext:value-type="float">
            <text:p>-89829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4</text:span><text:span text:style-name="T4">-</text:span></text:p>
          </table:table-cell>
          <table:table-cell table:style-name="ce7" office:value-type="float" office:value="-1305163" calcext:value-type="float">
            <text:p>-1305163</text:p>
          </table:table-cell>
          <table:table-cell/>
          <table:table-cell table:style-name="ce9" office:value-type="string" calcext:value-type="string">
            <text:p>Al(OH)<text:span text:style-name="T5">4</text:span><text:span text:style-name="T6">-</text:span></text:p>
          </table:table-cell>
          <table:table-cell table:style-name="ce10" office:value-type="float" office:value="-1305097" calcext:value-type="float">
            <text:p>-1305097</text:p>
          </table:table-cell>
          <table:table-cell/>
          <table:table-cell table:style-name="ce11" office:value-type="string" calcext:value-type="string">
            <text:p>boehmite</text:p>
          </table:table-cell>
          <table:table-cell table:style-name="ce12" office:value-type="float" office:value="-918400" calcext:value-type="float">
            <text:p>-918400</text:p>
          </table:table-cell>
          <table:table-cell/>
          <table:table-cell table:style-name="ce5" office:value-type="string" calcext:value-type="string">
            <text:p>Al(OH)30</text:p>
          </table:table-cell>
          <table:table-cell table:style-name="ce5" office:value-type="float" office:value="-1105801" calcext:value-type="float">
            <text:p>-1105801</text:p>
          </table:table-cell>
          <table:table-cell office:value-type="float" office:value="-1105813" calcext:value-type="float">
            <text:p>-110581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Al(OH)<text:span text:style-name="T3">4</text:span><text:span text:style-name="T4">0</text:span></text:p>
          </table:table-cell>
          <table:table-cell table:style-name="ce7" office:value-type="float" office:value="-1561967" calcext:value-type="float">
            <text:p>-1561967</text:p>
          </table:table-cell>
          <table:table-cell/>
          <table:table-cell table:style-name="ce9" office:value-type="string" calcext:value-type="string">
            <text:p><text:span text:style-name="T1">(1)</text:span>NaAl(OH)<text:span text:style-name="T7">4</text:span><text:span text:style-name="T8">0</text:span></text:p>
          </table:table-cell>
          <table:table-cell table:style-name="ce10" office:value-type="float" office:value="-1567833" calcext:value-type="float">
            <text:p>-1567833</text:p>
          </table:table-cell>
          <table:table-cell/>
          <table:table-cell table:style-name="ce11" office:value-type="string" calcext:value-type="string">
            <text:p>coesite</text:p>
          </table:table-cell>
          <table:table-cell table:style-name="ce12" office:value-type="float" office:value="-850864" calcext:value-type="float">
            <text:p>-850864</text:p>
          </table:table-cell>
          <table:table-cell/>
          <table:table-cell table:style-name="ce5" office:value-type="string" calcext:value-type="string">
            <text:p>Al(OH)4-</text:p>
          </table:table-cell>
          <table:table-cell table:style-name="ce5" office:value-type="float" office:value="-1305097" calcext:value-type="float">
            <text:p>-1305097</text:p>
          </table:table-cell>
          <table:table-cell office:value-type="float" office:value="-1305097" calcext:value-type="float">
            <text:p>-130509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H3SiO<text:span text:style-name="T3">4</text:span><text:span text:style-name="T4">2+</text:span></text:p>
          </table:table-cell>
          <table:table-cell table:style-name="ce7" office:value-type="float" office:value="-1782276" calcext:value-type="float">
            <text:p>-1782276</text:p>
          </table:table-cell>
          <table:table-cell/>
          <table:table-cell table:style-name="ce9" office:value-type="string" calcext:value-type="string">
            <text:p>AlH<text:span text:style-name="T5">3</text:span>SiO<text:span text:style-name="T7">4</text:span><text:span text:style-name="T8">2+</text:span></text:p>
          </table:table-cell>
          <table:table-cell table:style-name="ce10" office:value-type="float" office:value="-1782516" calcext:value-type="float">
            <text:p>-1782516</text:p>
          </table:table-cell>
          <table:table-cell/>
          <table:table-cell table:style-name="ce11" office:value-type="string" calcext:value-type="string">
            <text:p>cristobalite</text:p>
          </table:table-cell>
          <table:table-cell table:style-name="ce12" office:value-type="float" office:value="-853084" calcext:value-type="float">
            <text:p>-853084</text:p>
          </table:table-cell>
          <table:table-cell/>
          <table:table-cell table:style-name="ce5" office:value-type="string" calcext:value-type="string">
            <text:p>NaAl(OH)40</text:p>
          </table:table-cell>
          <table:table-cell table:style-name="ce5" office:value-type="float" office:value="-1562121" calcext:value-type="float">
            <text:p>-1562121</text:p>
          </table:table-cell>
          <table:table-cell office:value-type="float" office:value="-1562083" calcext:value-type="float">
            <text:p>-156208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KAlO<text:span text:style-name="T3">2</text:span><text:span text:style-name="T4">0</text:span></text:p>
          </table:table-cell>
          <table:table-cell table:style-name="ce7" office:value-type="float" office:value="-1100302" calcext:value-type="float">
            <text:p>-1100302</text:p>
          </table:table-cell>
          <table:table-cell/>
          <table:table-cell table:style-name="ce9" office:value-type="string" calcext:value-type="string">
            <text:p><text:span text:style-name="T1">(2)</text:span>KAlO<text:span text:style-name="T7">2</text:span><text:span text:style-name="T8">0</text:span></text:p>
          </table:table-cell>
          <table:table-cell table:style-name="ce10" office:value-type="float" office:value="-1105862" calcext:value-type="float">
            <text:p>-1105862</text:p>
          </table:table-cell>
          <table:table-cell/>
          <table:table-cell table:style-name="ce11" office:value-type="string" calcext:value-type="string">
            <text:p>corundum</text:p>
          </table:table-cell>
          <table:table-cell table:style-name="ce12" office:value-type="float" office:value="-1581808" calcext:value-type="float">
            <text:p>-1581808</text:p>
          </table:table-cell>
          <table:table-cell/>
          <table:table-cell table:style-name="ce5" office:value-type="string" calcext:value-type="string">
            <text:p>AlH3SiO42+</text:p>
          </table:table-cell>
          <table:table-cell table:style-name="ce5" office:value-type="float" office:value="-1782516" calcext:value-type="float">
            <text:p>-1782516</text:p>
          </table:table-cell>
          <table:table-cell office:value-type="float" office:value="-1782421" calcext:value-type="float">
            <text:p>-178242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K<text:span text:style-name="T2">+</text:span></text:p>
          </table:table-cell>
          <table:table-cell table:style-name="ce7" office:value-type="float" office:value="-276768" calcext:value-type="float">
            <text:p>-276768</text:p>
          </table:table-cell>
          <table:table-cell/>
          <table:table-cell table:style-name="ce9" office:value-type="string" calcext:value-type="string">
            <text:p>Al(OH)<text:span text:style-name="T5">4</text:span><text:span text:style-name="T6">-</text:span></text:p>
          </table:table-cell>
          <table:table-cell table:style-name="ce10" office:value-type="float" office:value="-1305097" calcext:value-type="float">
            <text:p>-1305097</text:p>
          </table:table-cell>
          <table:table-cell/>
          <table:table-cell table:style-name="ce11" office:value-type="string" calcext:value-type="string">
            <text:p>diaspore</text:p>
          </table:table-cell>
          <table:table-cell table:style-name="ce12" office:value-type="float" office:value="-920825" calcext:value-type="float">
            <text:p>-920825</text:p>
          </table:table-cell>
          <table:table-cell/>
          <table:table-cell table:style-name="ce5" office:value-type="string" calcext:value-type="string">
            <text:p>KAlO20</text:p>
          </table:table-cell>
          <table:table-cell table:style-name="ce5" office:value-type="float" office:value="-1100293" calcext:value-type="float">
            <text:p>-1100293</text:p>
          </table:table-cell>
          <table:table-cell office:value-type="float" office:value="-1100134" calcext:value-type="float">
            <text:p>-110013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KOH</text:p>
          </table:table-cell>
          <table:table-cell table:style-name="ce7" office:value-type="float" office:value="-431534" calcext:value-type="float">
            <text:p>-431534</text:p>
          </table:table-cell>
          <table:table-cell/>
          <table:table-cell table:style-name="ce9" office:value-type="string" calcext:value-type="string">
            <text:p><text:span text:style-name="T1">(2)</text:span>K<text:span text:style-name="T1">+</text:span></text:p>
          </table:table-cell>
          <table:table-cell table:style-name="ce10" office:value-type="float" office:value="-282462" calcext:value-type="float">
            <text:p>-282462</text:p>
          </table:table-cell>
          <table:table-cell/>
          <table:table-cell table:style-name="ce11" office:value-type="string" calcext:value-type="string">
            <text:p>gibbsite</text:p>
          </table:table-cell>
          <table:table-cell table:style-name="ce12" office:value-type="float" office:value="-1154900" calcext:value-type="float">
            <text:p>-1154900</text:p>
          </table:table-cell>
          <table:table-cell/>
          <table:table-cell table:style-name="ce5" office:value-type="string" calcext:value-type="string">
            <text:p>K+</text:p>
          </table:table-cell>
          <table:table-cell table:style-name="ce5" office:value-type="float" office:value="-276893" calcext:value-type="float">
            <text:p>-276893</text:p>
          </table:table-cell>
          <table:table-cell office:value-type="float" office:value="-276870" calcext:value-type="float">
            <text:p>-27687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KCl</text:p>
          </table:table-cell>
          <table:table-cell table:style-name="ce7" office:value-type="float" office:value="-393258" calcext:value-type="float">
            <text:p>-393258</text:p>
          </table:table-cell>
          <table:table-cell/>
          <table:table-cell table:style-name="ce9" office:value-type="string" calcext:value-type="string">
            <text:p><text:span text:style-name="T1">(2)</text:span>KOH<text:span text:style-name="T1">0</text:span></text:p>
          </table:table-cell>
          <table:table-cell table:style-name="ce10" office:value-type="float" office:value="-437225" calcext:value-type="float">
            <text:p>-437225</text:p>
          </table:table-cell>
          <table:table-cell/>
          <table:table-cell table:style-name="ce3" office:value-type="string" calcext:value-type="string">
            <text:p><text:span text:style-name="T1">(3)</text:span>jadeite</text:p>
          </table:table-cell>
          <table:table-cell table:style-name="ce12" office:value-type="float" office:value="-2843506" calcext:value-type="float">
            <text:p>-2843506</text:p>
          </table:table-cell>
          <table:table-cell/>
          <table:table-cell table:style-name="ce5" office:value-type="string" calcext:value-type="string">
            <text:p>KOH0</text:p>
          </table:table-cell>
          <table:table-cell table:style-name="ce5" office:value-type="float" office:value="-431656" calcext:value-type="float">
            <text:p>-431656</text:p>
          </table:table-cell>
          <table:table-cell office:value-type="float" office:value="-431633" calcext:value-type="float">
            <text:p>-43163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<text:span text:style-name="T2">+</text:span></text:p>
          </table:table-cell>
          <table:table-cell table:style-name="ce7" office:value-type="float" office:value="-256212" calcext:value-type="float">
            <text:p>-256212</text:p>
          </table:table-cell>
          <table:table-cell/>
          <table:table-cell table:style-name="ce9" office:value-type="string" calcext:value-type="string">
            <text:p><text:span text:style-name="T1">(2)</text:span>KCl<text:span text:style-name="T1">0</text:span></text:p>
          </table:table-cell>
          <table:table-cell table:style-name="ce10" office:value-type="float" office:value="-408113" calcext:value-type="float">
            <text:p>-408113</text:p>
          </table:table-cell>
          <table:table-cell/>
          <table:table-cell table:style-name="ce3" office:value-type="string" calcext:value-type="string">
            <text:p><text:span text:style-name="T1">(4)</text:span>kalsilite</text:p>
          </table:table-cell>
          <table:table-cell table:style-name="ce12" office:value-type="float" office:value="-2000649" calcext:value-type="float">
            <text:p>-2000649</text:p>
          </table:table-cell>
          <table:table-cell/>
          <table:table-cell table:style-name="ce5" office:value-type="string" calcext:value-type="string">
            <text:p>KCl0</text:p>
          </table:table-cell>
          <table:table-cell table:style-name="ce5" office:value-type="float" office:value="-402544" calcext:value-type="float">
            <text:p>-402544</text:p>
          </table:table-cell>
          <table:table-cell office:value-type="float" office:value="-393521" calcext:value-type="float">
            <text:p>-39352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aOH</text:p>
          </table:table-cell>
          <table:table-cell table:style-name="ce7" office:value-type="float" office:value="-411737" calcext:value-type="float">
            <text:p>-411737</text:p>
          </table:table-cell>
          <table:table-cell/>
          <table:table-cell table:style-name="ce9" office:value-type="string" calcext:value-type="string">
            <text:p><text:span text:style-name="T1">(1)</text:span>Na<text:span text:style-name="T1">+</text:span></text:p>
          </table:table-cell>
          <table:table-cell table:style-name="ce10" office:value-type="float" office:value="-261881" calcext:value-type="float">
            <text:p>-261881</text:p>
          </table:table-cell>
          <table:table-cell/>
          <table:table-cell table:style-name="ce11" office:value-type="string" calcext:value-type="string">
            <text:p>kaolinite</text:p>
          </table:table-cell>
          <table:table-cell table:style-name="ce12" office:value-type="float" office:value="-3801669" calcext:value-type="float">
            <text:p>-3801669</text:p>
          </table:table-cell>
          <table:table-cell/>
          <table:table-cell table:style-name="ce5" office:value-type="string" calcext:value-type="string">
            <text:p>Na+</text:p>
          </table:table-cell>
          <table:table-cell table:style-name="ce5" office:value-type="float" office:value="-256169" calcext:value-type="float">
            <text:p>-256169</text:p>
          </table:table-cell>
          <table:table-cell office:value-type="float" office:value="-256142" calcext:value-type="float">
            <text:p>-25614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aCl</text:p>
          </table:table-cell>
          <table:table-cell table:style-name="ce7" office:value-type="float" office:value="-383234" calcext:value-type="float">
            <text:p>-383234</text:p>
          </table:table-cell>
          <table:table-cell/>
          <table:table-cell table:style-name="ce9" office:value-type="string" calcext:value-type="string">
            <text:p><text:span text:style-name="T1">(1)</text:span>NaOH<text:span text:style-name="T1">0</text:span></text:p>
          </table:table-cell>
          <table:table-cell table:style-name="ce10" office:value-type="float" office:value="-417306" calcext:value-type="float">
            <text:p>-417306</text:p>
          </table:table-cell>
          <table:table-cell/>
          <table:table-cell table:style-name="ce11" office:value-type="string" calcext:value-type="string">
            <text:p>kyanite</text:p>
          </table:table-cell>
          <table:table-cell table:style-name="ce12" office:value-type="float" office:value="-2442617" calcext:value-type="float">
            <text:p>-2442617</text:p>
          </table:table-cell>
          <table:table-cell/>
          <table:table-cell table:style-name="ce5" office:value-type="string" calcext:value-type="string">
            <text:p>NaOH0</text:p>
          </table:table-cell>
          <table:table-cell table:style-name="ce5" office:value-type="float" office:value="-411594" calcext:value-type="float">
            <text:p>-411594</text:p>
          </table:table-cell>
          <table:table-cell office:value-type="float" office:value="-411567" calcext:value-type="float">
            <text:p>-41156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HSiO<text:span text:style-name="T3">3</text:span><text:span text:style-name="T4">0</text:span></text:p>
          </table:table-cell>
          <table:table-cell table:style-name="ce7" office:value-type="float" office:value="-1283195" calcext:value-type="float">
            <text:p>-1283195</text:p>
          </table:table-cell>
          <table:table-cell/>
          <table:table-cell table:style-name="ce9" office:value-type="string" calcext:value-type="string">
            <text:p><text:span text:style-name="T1">(1)</text:span>NaCl<text:span text:style-name="T1">0</text:span></text:p>
          </table:table-cell>
          <table:table-cell table:style-name="ce10" office:value-type="float" office:value="-388803" calcext:value-type="float">
            <text:p>-388803</text:p>
          </table:table-cell>
          <table:table-cell/>
          <table:table-cell table:style-name="ce3" office:value-type="string" calcext:value-type="string">
            <text:p><text:span text:style-name="T1">(3)</text:span>leucite</text:p>
          </table:table-cell>
          <table:table-cell table:style-name="ce12" office:value-type="float" office:value="-2860654" calcext:value-type="float">
            <text:p>-2860654</text:p>
          </table:table-cell>
          <table:table-cell/>
          <table:table-cell table:style-name="ce5" office:value-type="string" calcext:value-type="string">
            <text:p>NaCl0</text:p>
          </table:table-cell>
          <table:table-cell table:style-name="ce5" office:value-type="float" office:value="-383091" calcext:value-type="float">
            <text:p>-383091</text:p>
          </table:table-cell>
          <table:table-cell office:value-type="float" office:value="-383064" calcext:value-type="float">
            <text:p>-38306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SiO<text:span text:style-name="T3">3</text:span><text:span text:style-name="T4">-</text:span></text:p>
          </table:table-cell>
          <table:table-cell table:style-name="ce7" office:value-type="float" office:value="-1018600" calcext:value-type="float">
            <text:p>-1018600</text:p>
          </table:table-cell>
          <table:table-cell/>
          <table:table-cell table:style-name="ce9" office:value-type="string" calcext:value-type="string">
            <text:p><text:span text:style-name="T1">(1)</text:span>NaHSiO<text:span text:style-name="T7">3</text:span><text:span text:style-name="T8">0</text:span></text:p>
          </table:table-cell>
          <table:table-cell table:style-name="ce10" office:value-type="float" office:value="-1288788" calcext:value-type="float">
            <text:p>-1288788</text:p>
          </table:table-cell>
          <table:table-cell/>
          <table:table-cell table:style-name="ce3" office:value-type="string" calcext:value-type="string">
            <text:p><text:span text:style-name="T1">(4)</text:span>microcline</text:p>
          </table:table-cell>
          <table:table-cell table:style-name="ce12" office:value-type="float" office:value="-3744747" calcext:value-type="float">
            <text:p>-3744747</text:p>
          </table:table-cell>
          <table:table-cell/>
          <table:table-cell table:style-name="ce5" office:value-type="string" calcext:value-type="string">
            <text:p>NaHSiO30</text:p>
          </table:table-cell>
          <table:table-cell table:style-name="ce5" office:value-type="float" office:value="-1283076" calcext:value-type="float">
            <text:p>-1283076</text:p>
          </table:table-cell>
          <table:table-cell office:value-type="float" office:value="-1282987" calcext:value-type="float">
            <text:p>-128298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iO<text:span text:style-name="T3">2</text:span><text:span text:style-name="T4">0</text:span></text:p>
          </table:table-cell>
          <table:table-cell table:style-name="ce7" office:value-type="float" office:value="-834063" calcext:value-type="float">
            <text:p>-834063</text:p>
          </table:table-cell>
          <table:table-cell/>
          <table:table-cell table:style-name="ce9" office:value-type="string" calcext:value-type="string">
            <text:p>HSiO<text:span text:style-name="T5">3</text:span><text:span text:style-name="T6">-</text:span></text:p>
          </table:table-cell>
          <table:table-cell table:style-name="ce10" office:value-type="float" office:value="-1015237" calcext:value-type="float">
            <text:p>-1015237</text:p>
          </table:table-cell>
          <table:table-cell/>
          <table:table-cell table:style-name="ce3" office:value-type="string" calcext:value-type="string">
            <text:p><text:span text:style-name="T1">(4)</text:span>muscovite</text:p>
          </table:table-cell>
          <table:table-cell table:style-name="ce12" office:value-type="float" office:value="-5598315" calcext:value-type="float">
            <text:p>-5598315</text:p>
          </table:table-cell>
          <table:table-cell/>
          <table:table-cell table:style-name="ce5" office:value-type="string" calcext:value-type="string">
            <text:p>HSiO3-</text:p>
          </table:table-cell>
          <table:table-cell table:style-name="ce5" office:value-type="float" office:value="-1015237" calcext:value-type="float">
            <text:p>-1015237</text:p>
          </table:table-cell>
          <table:table-cell office:value-type="float" office:value="-1015175" calcext:value-type="float">
            <text:p>-101517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l<text:span text:style-name="T2">-</text:span></text:p>
          </table:table-cell>
          <table:table-cell table:style-name="ce8" office:value-type="float" office:value="-131290" calcext:value-type="float">
            <text:p>-131290</text:p>
          </table:table-cell>
          <table:table-cell/>
          <table:table-cell table:style-name="ce9" office:value-type="string" calcext:value-type="string">
            <text:p>SiO<text:span text:style-name="T5">2</text:span><text:span text:style-name="T6">0</text:span></text:p>
          </table:table-cell>
          <table:table-cell table:style-name="ce10" office:value-type="float" office:value="-834103" calcext:value-type="float">
            <text:p>-834103</text:p>
          </table:table-cell>
          <table:table-cell/>
          <table:table-cell table:style-name="ce3" office:value-type="string" calcext:value-type="string">
            <text:p><text:span text:style-name="T1">(3)</text:span>nepheline</text:p>
          </table:table-cell>
          <table:table-cell table:style-name="ce12" office:value-type="float" office:value="-1974793" calcext:value-type="float">
            <text:p>-1974793</text:p>
          </table:table-cell>
          <table:table-cell/>
          <table:table-cell table:style-name="ce5" office:value-type="string" calcext:value-type="string">
            <text:p>SiO20</text:p>
          </table:table-cell>
          <table:table-cell table:style-name="ce5" office:value-type="float" office:value="-834103" calcext:value-type="float">
            <text:p>-834103</text:p>
          </table:table-cell>
          <table:table-cell office:value-type="float" office:value="-834041" calcext:value-type="float">
            <text:p>-83404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Cl<text:span text:style-name="T2">0</text:span></text:p>
          </table:table-cell>
          <table:table-cell table:style-name="ce8" office:value-type="float" office:value="-127240" calcext:value-type="float">
            <text:p>-127240</text:p>
          </table:table-cell>
          <table:table-cell/>
          <table:table-cell table:style-name="ce9" office:value-type="string" calcext:value-type="string">
            <text:p>Cl<text:span text:style-name="T1">-</text:span></text:p>
          </table:table-cell>
          <table:table-cell table:style-name="ce10" office:value-type="float" office:value="-131290" calcext:value-type="float">
            <text:p>-131290</text:p>
          </table:table-cell>
          <table:table-cell/>
          <table:table-cell table:style-name="ce3" office:value-type="string" calcext:value-type="string">
            <text:p><text:span text:style-name="T1">(3)</text:span>paragonite</text:p>
          </table:table-cell>
          <table:table-cell table:style-name="ce12" office:value-type="float" office:value="-5559551" calcext:value-type="float">
            <text:p>-5559551</text:p>
          </table:table-cell>
          <table:table-cell/>
          <table:table-cell table:style-name="ce5" office:value-type="string" calcext:value-type="string">
            <text:p>Cl-</text:p>
          </table:table-cell>
          <table:table-cell table:style-name="ce5" office:value-type="float" office:value="-131290" calcext:value-type="float">
            <text:p>-131290</text:p>
          </table:table-cell>
          <table:table-cell office:value-type="float" office:value="-131290" calcext:value-type="float">
            <text:p>-13129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OH<text:span text:style-name="T2">-</text:span></text:p>
          </table:table-cell>
          <table:table-cell table:style-name="ce8" office:value-type="float" office:value="-157287" calcext:value-type="float">
            <text:p>-157287</text:p>
          </table:table-cell>
          <table:table-cell/>
          <table:table-cell table:style-name="ce9" office:value-type="string" calcext:value-type="string">
            <text:p>HCl<text:span text:style-name="T1">0</text:span></text:p>
          </table:table-cell>
          <table:table-cell table:style-name="ce10" office:value-type="float" office:value="-127240" calcext:value-type="float">
            <text:p>-127240</text:p>
          </table:table-cell>
          <table:table-cell/>
          <table:table-cell table:style-name="ce11" office:value-type="string" calcext:value-type="string">
            <text:p>pyrophyllite</text:p>
          </table:table-cell>
          <table:table-cell table:style-name="ce12" office:value-type="float" office:value="-5266775" calcext:value-type="float">
            <text:p>-5266775</text:p>
          </table:table-cell>
          <table:table-cell/>
          <table:table-cell table:style-name="ce5" office:value-type="string" calcext:value-type="string">
            <text:p>HCl0</text:p>
          </table:table-cell>
          <table:table-cell table:style-name="ce5" office:value-type="float" office:value="-127240" calcext:value-type="float">
            <text:p>-127240</text:p>
          </table:table-cell>
          <table:table-cell office:value-type="float" office:value="-127240" calcext:value-type="float">
            <text:p>-12724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<text:span text:style-name="T3">2</text:span>O(aq)</text:p>
          </table:table-cell>
          <table:table-cell table:style-name="ce8" office:value-type="float" office:value="-237183" calcext:value-type="float">
            <text:p>-237183</text:p>
          </table:table-cell>
          <table:table-cell/>
          <table:table-cell table:style-name="ce9" office:value-type="string" calcext:value-type="string">
            <text:p>OH<text:span text:style-name="T1">-</text:span></text:p>
          </table:table-cell>
          <table:table-cell table:style-name="ce10" office:value-type="float" office:value="-157287" calcext:value-type="float">
            <text:p>-157287</text:p>
          </table:table-cell>
          <table:table-cell/>
          <table:table-cell table:style-name="ce11" office:value-type="string" calcext:value-type="string">
            <text:p>quartz</text:p>
          </table:table-cell>
          <table:table-cell table:style-name="ce12" office:value-type="float" office:value="-856433" calcext:value-type="float">
            <text:p>-856433</text:p>
          </table:table-cell>
          <table:table-cell/>
          <table:table-cell table:style-name="ce5" office:value-type="string" calcext:value-type="string">
            <text:p>OH-</text:p>
          </table:table-cell>
          <table:table-cell table:style-name="ce5" office:value-type="float" office:value="-157287" calcext:value-type="float">
            <text:p>-157287</text:p>
          </table:table-cell>
          <table:table-cell office:value-type="float" office:value="-157287" calcext:value-type="float">
            <text:p>-15728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office:value-type="string" calcext:value-type="string">
            <text:p>H<text:span text:style-name="T1">+</text:span>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<text:span text:style-name="T1">(4)</text:span>sanidine</text:p>
          </table:table-cell>
          <table:table-cell table:style-name="ce12" office:value-type="float" office:value="-3738771" calcext:value-type="float">
            <text:p>-3738771</text:p>
          </table:table-cell>
          <table:table-cell/>
          <table:table-cell table:style-name="ce5" office:value-type="string" calcext:value-type="string">
            <text:p>H+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9" office:value-type="string" calcext:value-type="string">
            <text:p>H<text:span text:style-name="T5">2</text:span>O</text:p>
          </table:table-cell>
          <table:table-cell table:style-name="ce10" office:value-type="float" office:value="-237183" calcext:value-type="float">
            <text:p>-237183</text:p>
          </table:table-cell>
          <table:table-cell/>
          <table:table-cell table:style-name="ce11" office:value-type="string" calcext:value-type="string">
            <text:p>sillimanite</text:p>
          </table:table-cell>
          <table:table-cell table:style-name="ce12" office:value-type="float" office:value="-2438765" calcext:value-type="float">
            <text:p>-2438765</text:p>
          </table:table-cell>
          <table:table-cell/>
          <table:table-cell table:style-name="ce5" office:value-type="string" calcext:value-type="string">
            <text:p>H2O</text:p>
          </table:table-cell>
          <table:table-cell table:style-name="ce5" office:value-type="float" office:value="-237183" calcext:value-type="float">
            <text:p>-237183</text:p>
          </table:table-cell>
          <table:table-cell office:value-type="float" office:value="-237183" calcext:value-type="float">
            <text:p>-23718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office:value-type="string" calcext:value-type="string">
            <text:p>shistovite</text:p>
          </table:table-cell>
          <table:table-cell table:style-name="ce12" office:value-type="float" office:value="-816165" calcext:value-type="float">
            <text:p>-81616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" office:value-type="string" calcext:value-type="string">
            <text:p>topaz-OH</text:p>
          </table:table-cell>
          <table:table-cell table:style-name="ce12" office:value-type="float" office:value="-2690013" calcext:value-type="float">
            <text:p>-269001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" office:value-type="string" calcext:value-type="string">
            <text:p>tridymite</text:p>
          </table:table-cell>
          <table:table-cell table:style-name="ce12" office:value-type="float" office:value="-853665" calcext:value-type="float">
            <text:p>-8536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Cl0a</text:p>
          </table:table-cell>
          <table:table-cell office:value-type="float" office:value="110.8" calcext:value-type="float">
            <text:p>110.8</text:p>
          </table:table-cell>
          <table:table-cell office:value-type="float" office:value="47.5" calcext:value-type="float">
            <text:p>47.5</text:p>
          </table:table-cell>
          <table:table-cell office:value-type="float" office:value="2.4" calcext:value-type="float">
            <text:p>2.4</text:p>
          </table:table-cell>
          <table:table-cell office:value-type="float" office:value="5.0828" calcext:value-type="float">
            <text:p>5.0828</text:p>
          </table:table-cell>
          <table:table-cell office:value-type="float" office:value="4.629" calcext:value-type="float">
            <text:p>4.629</text:p>
          </table:table-cell>
          <table:table-cell office:value-type="float" office:value="3.9306" calcext:value-type="float">
            <text:p>3.9306</text:p>
          </table:table-cell>
          <table:table-cell office:value-type="float" office:value="-2.9704" calcext:value-type="float">
            <text:p>-2.9704</text:p>
          </table:table-cell>
          <table:table-cell office:value-type="float" office:value="13.6339" calcext:value-type="float">
            <text:p>13.6339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0.0889" calcext:value-type="float">
            <text:p>0.0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OH0a</text:p>
          </table:table-cell>
          <table:table-cell office:value-type="float" office:value="42.4" calcext:value-type="float">
            <text:p>42.4</text:p>
          </table:table-cell>
          <table:table-cell office:value-type="float" office:value="113.5" calcext:value-type="float">
            <text:p>113.5</text:p>
          </table:table-cell>
          <table:table-cell office:value-type="float" office:value="-0.022" calcext:value-type="float">
            <text:p>-0.022</text:p>
          </table:table-cell>
          <table:table-cell office:value-type="float" office:value="1.7792" calcext:value-type="float">
            <text:p>1.7792</text:p>
          </table:table-cell>
          <table:table-cell office:value-type="float" office:value="-3.4372" calcext:value-type="float">
            <text:p>-3.4372</text:p>
          </table:table-cell>
          <table:table-cell office:value-type="float" office:value="7.101" calcext:value-type="float">
            <text:p>7.101</text:p>
          </table:table-cell>
          <table:table-cell office:value-type="float" office:value="-2.6369" calcext:value-type="float">
            <text:p>-2.6369</text:p>
          </table:table-cell>
          <table:table-cell office:value-type="float" office:value="22.8222" calcext:value-type="float">
            <text:p>22.8222</text:p>
          </table:table-cell>
          <table:table-cell office:value-type="float" office:value="2.6543" calcext:value-type="float">
            <text:p>2.6543</text:p>
          </table:table-cell>
          <table:table-cell office:value-type="float" office:value="0.1189" calcext:value-type="float">
            <text:p>0.1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Cl0a</text:p>
          </table:table-cell>
          <table:table-cell office:value-type="float" office:value="182.16" calcext:value-type="float">
            <text:p>182.16</text:p>
          </table:table-cell>
          <table:table-cell office:value-type="float" office:value="33.32" calcext:value-type="float">
            <text:p>33.32</text:p>
          </table:table-cell>
          <table:table-cell office:value-type="float" office:value="2.99" calcext:value-type="float">
            <text:p>2.99</text:p>
          </table:table-cell>
          <table:table-cell office:value-type="float" office:value="5.8341" calcext:value-type="float">
            <text:p>5.8341</text:p>
          </table:table-cell>
          <table:table-cell office:value-type="float" office:value="7.055" calcext:value-type="float">
            <text:p>7.055</text:p>
          </table:table-cell>
          <table:table-cell office:value-type="float" office:value="2.9771" calcext:value-type="float">
            <text:p>2.9771</text:p>
          </table:table-cell>
          <table:table-cell office:value-type="float" office:value="-3.0707" calcext:value-type="float">
            <text:p>-3.0707</text:p>
          </table:table-cell>
          <table:table-cell office:value-type="float" office:value="-5.7084" calcext:value-type="float">
            <text:p>-5.7084</text:p>
          </table:table-cell>
          <table:table-cell office:value-type="float" office:value="7.6228" calcext:value-type="float">
            <text:p>7.6228</text:p>
          </table:table-cell>
          <table:table-cell office:value-type="float" office:value="0.1996" calcext:value-type="float">
            <text:p>0.1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H0a</text:p>
          </table:table-cell>
          <table:table-cell office:value-type="float" office:value="90.6" calcext:value-type="float">
            <text:p>90.6</text:p>
          </table:table-cell>
          <table:table-cell office:value-type="float" office:value="41.46" calcext:value-type="float">
            <text:p>41.46</text:p>
          </table:table-cell>
          <table:table-cell office:value-type="float" office:value="1.41" calcext:value-type="float">
            <text:p>1.41</text:p>
          </table:table-cell>
          <table:table-cell office:value-type="float" office:value="3.7562" calcext:value-type="float">
            <text:p>3.7562</text:p>
          </table:table-cell>
          <table:table-cell office:value-type="float" office:value="1.39" calcext:value-type="float">
            <text:p>1.39</text:p>
          </table:table-cell>
          <table:table-cell office:value-type="float" office:value="5.2037" calcext:value-type="float">
            <text:p>5.2037</text:p>
          </table:table-cell>
          <table:table-cell office:value-type="float" office:value="-2.8365" calcext:value-type="float">
            <text:p>-2.8365</text:p>
          </table:table-cell>
          <table:table-cell office:value-type="float" office:value="13.499" calcext:value-type="float">
            <text:p>13.499</text:p>
          </table:table-cell>
          <table:table-cell office:value-type="float" office:value="-1.0192" calcext:value-type="float">
            <text:p>-1.0192</text:p>
          </table:table-cell>
          <table:table-cell office:value-type="float" office:value="0.1665" calcext:value-type="float">
            <text:p>0.1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Cl0b</text:p>
          </table:table-cell>
          <table:table-cell office:value-type="float" office:value="1.76" calcext:value-type="float">
            <text:p>1.76</text:p>
          </table:table-cell>
          <table:table-cell office:value-type="float" office:value="149.5" calcext:value-type="float">
            <text:p>149.5</text:p>
          </table:table-cell>
          <table:table-cell office:value-type="float" office:value="1.64" calcext:value-type="float">
            <text:p>1.64</text:p>
          </table:table-cell>
          <table:table-cell office:value-type="float" office:value="16.1573" calcext:value-type="float">
            <text:p>16.1573</text:p>
          </table:table-cell>
          <table:table-cell office:value-type="float" office:value="-11.4311" calcext:value-type="float">
            <text:p>-11.4311</text:p>
          </table:table-cell>
          <table:table-cell office:value-type="float" office:value="-46.1866" calcext:value-type="float">
            <text:p>-46.1866</text:p>
          </table:table-cell>
          <table:table-cell office:value-type="float" office:value="-2.3036" calcext:value-type="float">
            <text:p>-2.3036</text:p>
          </table:table-cell>
          <table:table-cell office:value-type="float" office:value="46.4716" calcext:value-type="float">
            <text:p>46.4716</text:p>
          </table:table-cell>
          <table:table-cell office:value-type="float" office:value="-5.2811" calcext:value-type="float">
            <text:p>-5.281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!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+3</text:p>
          </table:table-cell>
          <table:table-cell office:value-type="float" office:value="-339.74" calcext:value-type="float">
            <text:p>-339.74</text:p>
          </table:table-cell>
          <table:table-cell office:value-type="float" office:value="-119.3" calcext:value-type="float">
            <text:p>-119.3</text:p>
          </table:table-cell>
          <table:table-cell office:value-type="float" office:value="4.53" calcext:value-type="float">
            <text:p>4.53</text:p>
          </table:table-cell>
          <table:table-cell office:value-type="float" office:value="-3.3984" calcext:value-type="float">
            <text:p>-3.3984</text:p>
          </table:table-cell>
          <table:table-cell office:value-type="float" office:value="-16.0789" calcext:value-type="float">
            <text:p>-16.0789</text:p>
          </table:table-cell>
          <table:table-cell office:value-type="float" office:value="12.0699" calcext:value-type="float">
            <text:p>12.0699</text:p>
          </table:table-cell>
          <table:table-cell office:value-type="float" office:value="-2.1143" calcext:value-type="float">
            <text:p>-2.1143</text:p>
          </table:table-cell>
          <table:table-cell office:value-type="float" office:value="14.4295" calcext:value-type="float">
            <text:p>14.4295</text:p>
          </table:table-cell>
          <table:table-cell office:value-type="float" office:value="-8.8523" calcext:value-type="float">
            <text:p>-8.8523</text:p>
          </table:table-cell>
          <table:table-cell office:value-type="float" office:value="2.7403" calcext:value-type="float">
            <text:p>2.740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OH+2</text:p>
          </table:table-cell>
          <table:table-cell office:value-type="float" office:value="-181.13" calcext:value-type="float">
            <text:p>-181.13</text:p>
          </table:table-cell>
          <table:table-cell office:value-type="float" office:value="-37.44" calcext:value-type="float">
            <text:p>-37.44</text:p>
          </table:table-cell>
          <table:table-cell office:value-type="float" office:value="-2.06" calcext:value-type="float">
            <text:p>-2.06</text:p>
          </table:table-cell>
          <table:table-cell office:value-type="float" office:value="-0.4532" calcext:value-type="float">
            <text:p>-0.4532</text:p>
          </table:table-cell>
          <table:table-cell office:value-type="float" office:value="-8.8878" calcext:value-type="float">
            <text:p>-8.8878</text:p>
          </table:table-cell>
          <table:table-cell office:value-type="float" office:value="9.2434" calcext:value-type="float">
            <text:p>9.2434</text:p>
          </table:table-cell>
          <table:table-cell office:value-type="float" office:value="-2.4116" calcext:value-type="float">
            <text:p>-2.4116</text:p>
          </table:table-cell>
          <table:table-cell office:value-type="float" office:value="15.4131" calcext:value-type="float">
            <text:p>15.4131</text:p>
          </table:table-cell>
          <table:table-cell office:value-type="float" office:value="-4.8618" calcext:value-type="float">
            <text:p>-4.8618</text:p>
          </table:table-cell>
          <table:table-cell office:value-type="float" office:value="1.5897" calcext:value-type="float">
            <text:p>1.589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2+</text:p>
          </table:table-cell>
          <table:table-cell office:value-type="float" office:value="-27.55" calcext:value-type="float">
            <text:p>-27.55</text:p>
          </table:table-cell>
          <table:table-cell office:value-type="float" office:value="40.84" calcext:value-type="float">
            <text:p>40.84</text:p>
          </table:table-cell>
          <table:table-cell office:value-type="float" office:value="0.386" calcext:value-type="float">
            <text:p>0.386</text:p>
          </table:table-cell>
          <table:table-cell office:value-type="float" office:value="2.4944" calcext:value-type="float">
            <text:p>2.4944</text:p>
          </table:table-cell>
          <table:table-cell office:value-type="float" office:value="-1.6909" calcext:value-type="float">
            <text:p>-1.6909</text:p>
          </table:table-cell>
          <table:table-cell office:value-type="float" office:value="6.4146" calcext:value-type="float">
            <text:p>6.4146</text:p>
          </table:table-cell>
          <table:table-cell office:value-type="float" office:value="-2.7091" calcext:value-type="float">
            <text:p>-2.7091</text:p>
          </table:table-cell>
          <table:table-cell office:value-type="float" office:value="16.7439" calcext:value-type="float">
            <text:p>16.7439</text:p>
          </table:table-cell>
          <table:table-cell office:value-type="float" office:value="-1.0465" calcext:value-type="float">
            <text:p>-1.0465</text:p>
          </table:table-cell>
          <table:table-cell office:value-type="float" office:value="0.5324" calcext:value-type="float">
            <text:p>0.532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3</text:p>
          </table:table-cell>
          <table:table-cell office:value-type="float" office:value="5.16" calcext:value-type="float">
            <text:p>5.16</text:p>
          </table:table-cell>
          <table:table-cell office:value-type="float" office:value="248.6" calcext:value-type="float">
            <text:p>248.6</text:p>
          </table:table-cell>
          <table:table-cell office:value-type="float" office:value="3.07" calcext:value-type="float">
            <text:p>3.07</text:p>
          </table:table-cell>
          <table:table-cell office:value-type="float" office:value="6.1977" calcext:value-type="float">
            <text:p>6.1977</text:p>
          </table:table-cell>
          <table:table-cell office:value-type="float" office:value="8.2816" calcext:value-type="float">
            <text:p>8.2816</text:p>
          </table:table-cell>
          <table:table-cell office:value-type="float" office:value="2.495" calcext:value-type="float">
            <text:p>2.495</text:p>
          </table:table-cell>
          <table:table-cell office:value-type="float" office:value="-3.1214" calcext:value-type="float">
            <text:p>-3.1214</text:p>
          </table:table-cell>
          <table:table-cell office:value-type="float" office:value="71.1003" calcext:value-type="float">
            <text:p>71.1003</text:p>
          </table:table-cell>
          <table:table-cell office:value-type="float" office:value="-1.0644" calcext:value-type="float">
            <text:p>-1.0644</text:p>
          </table:table-cell>
          <table:table-cell office:value-type="float" office:value="1.0461" calcext:value-type="float">
            <text:p>1.046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4-</text:p>
          </table:table-cell>
          <table:table-cell office:value-type="float" office:value="103.55" calcext:value-type="float">
            <text:p>103.55</text:p>
          </table:table-cell>
          <table:table-cell office:value-type="float" office:value="96.54" calcext:value-type="float">
            <text:p>96.54</text:p>
          </table:table-cell>
          <table:table-cell office:value-type="float" office:value="4.63" calcext:value-type="float">
            <text:p>4.63</text:p>
          </table:table-cell>
          <table:table-cell office:value-type="float" office:value="8.4938" calcext:value-type="float">
            <text:p>8.4938</text:p>
          </table:table-cell>
          <table:table-cell office:value-type="float" office:value="12.9576" calcext:value-type="float">
            <text:p>12.9576</text:p>
          </table:table-cell>
          <table:table-cell office:value-type="float" office:value="0.657" calcext:value-type="float">
            <text:p>0.657</text:p>
          </table:table-cell>
          <table:table-cell office:value-type="float" office:value="-3.3147" calcext:value-type="float">
            <text:p>-3.3147</text:p>
          </table:table-cell>
          <table:table-cell office:value-type="float" office:value="55.7265" calcext:value-type="float">
            <text:p>55.7265</text:p>
          </table:table-cell>
          <table:table-cell office:value-type="float" office:value="-11.4047" calcext:value-type="float">
            <text:p>-11.4047</text:p>
          </table:table-cell>
          <table:table-cell office:value-type="float" office:value="1.0403" calcext:value-type="float">
            <text:p>1.040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Al(OH)4</text:p>
          </table:table-cell>
          <table:table-cell office:value-type="float" office:value="204.18" calcext:value-type="float">
            <text:p>204.18</text:p>
          </table:table-cell>
          <table:table-cell office:value-type="float" office:value="134.56" calcext:value-type="float">
            <text:p>134.56</text:p>
          </table:table-cell>
          <table:table-cell office:value-type="float" office:value="5.36" calcext:value-type="float">
            <text:p>5.36</text:p>
          </table:table-cell>
          <table:table-cell office:value-type="float" office:value="9.127" calcext:value-type="float">
            <text:p>9.127</text:p>
          </table:table-cell>
          <table:table-cell office:value-type="float" office:value="14.3411" calcext:value-type="float">
            <text:p>14.3411</text:p>
          </table:table-cell>
          <table:table-cell office:value-type="float" office:value="0.1121" calcext:value-type="float">
            <text:p>0.1121</text:p>
          </table:table-cell>
          <table:table-cell office:value-type="float" office:value="-3.3719" calcext:value-type="float">
            <text:p>-3.3719</text:p>
          </table:table-cell>
          <table:table-cell office:value-type="float" office:value="60.7157" calcext:value-type="float">
            <text:p>60.7157</text:p>
          </table:table-cell>
          <table:table-cell office:value-type="float" office:value="-14.0523" calcext:value-type="float">
            <text:p>-14.0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H3SiO42+</text:p>
          </table:table-cell>
          <table:table-cell office:value-type="float" office:value="56.78" calcext:value-type="float">
            <text:p>56.78</text:p>
          </table:table-cell>
          <table:table-cell office:value-type="float" office:value="-300.66" calcext:value-type="float">
            <text:p>-30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16" calcext:value-type="float">
            <text:p>0.16</text:p>
          </table:table-cell>
          <table:table-cell office:value-type="float" office:value="-7.23" calcext:value-type="float">
            <text:p>-7.23</text:p>
          </table:table-cell>
          <table:table-cell office:value-type="float" office:value="8.61" calcext:value-type="float">
            <text:p>8.61</text:p>
          </table:table-cell>
          <table:table-cell office:value-type="float" office:value="-2.48" calcext:value-type="float">
            <text:p>-2.48</text:p>
          </table:table-cell>
          <table:table-cell office:value-type="float" office:value="37.07" calcext:value-type="float">
            <text:p>37.07</text:p>
          </table:table-cell>
          <table:table-cell office:value-type="float" office:value="-49.66" calcext:value-type="float">
            <text:p>-49.66</text:p>
          </table:table-cell>
          <table:table-cell office:value-type="float" office:value="0.88" calcext:value-type="float">
            <text:p>0.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AlO2</text:p>
          </table:table-cell>
          <table:table-cell office:value-type="float" office:value="149.37" calcext:value-type="float">
            <text:p>149.37</text:p>
          </table:table-cell>
          <table:table-cell office:value-type="float" office:value="18.05" calcext:value-type="float">
            <text:p>18.05</text:p>
          </table:table-cell>
          <table:table-cell office:value-type="float" office:value="3.114" calcext:value-type="float">
            <text:p>3.114</text:p>
          </table:table-cell>
          <table:table-cell office:value-type="float" office:value="6.007" calcext:value-type="float">
            <text:p>6.007</text:p>
          </table:table-cell>
          <table:table-cell office:value-type="float" office:value="6.8858" calcext:value-type="float">
            <text:p>6.8858</text:p>
          </table:table-cell>
          <table:table-cell office:value-type="float" office:value="3.0436" calcext:value-type="float">
            <text:p>3.0436</text:p>
          </table:table-cell>
          <table:table-cell office:value-type="float" office:value="-3.0637" calcext:value-type="float">
            <text:p>-3.0637</text:p>
          </table:table-cell>
          <table:table-cell office:value-type="float" office:value="1.394" calcext:value-type="float">
            <text:p>1.394</text:p>
          </table:table-cell>
          <table:table-cell office:value-type="float" office:value="1.212" calcext:value-type="float">
            <text:p>1.212</text:p>
          </table:table-cell>
          <table:table-cell office:value-type="float" office:value="-0.05" calcext:value-type="float">
            <text:p>-0.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+</text:p>
          </table:table-cell>
          <table:table-cell office:value-type="float" office:value="101.04" calcext:value-type="float">
            <text:p>101.04</text:p>
          </table:table-cell>
          <table:table-cell office:value-type="float" office:value="8.28" calcext:value-type="float">
            <text:p>8.28</text:p>
          </table:table-cell>
          <table:table-cell office:value-type="float" office:value="0.906" calcext:value-type="float">
            <text:p>0.906</text:p>
          </table:table-cell>
          <table:table-cell office:value-type="float" office:value="3.559" calcext:value-type="float">
            <text:p>3.559</text:p>
          </table:table-cell>
          <table:table-cell office:value-type="float" office:value="-1.473" calcext:value-type="float">
            <text:p>-1.473</text:p>
          </table:table-cell>
          <table:table-cell office:value-type="float" office:value="5.435" calcext:value-type="float">
            <text:p>5.435</text:p>
          </table:table-cell>
          <table:table-cell office:value-type="float" office:value="-2.712" calcext:value-type="float">
            <text:p>-2.712</text:p>
          </table:table-cell>
          <table:table-cell office:value-type="float" office:value="7.4" calcext:value-type="float">
            <text:p>7.4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927" calcext:value-type="float">
            <text:p>0.192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+</text:p>
          </table:table-cell>
          <table:table-cell office:value-type="float" office:value="58.41" calcext:value-type="float">
            <text:p>58.41</text:p>
          </table:table-cell>
          <table:table-cell office:value-type="float" office:value="37.91" calcext:value-type="float">
            <text:p>37.91</text:p>
          </table:table-cell>
          <table:table-cell office:value-type="float" office:value="-0.111" calcext:value-type="float">
            <text:p>-0.111</text:p>
          </table:table-cell>
          <table:table-cell office:value-type="float" office:value="1.839" calcext:value-type="float">
            <text:p>1.839</text:p>
          </table:table-cell>
          <table:table-cell office:value-type="float" office:value="-2.285" calcext:value-type="float">
            <text:p>-2.285</text:p>
          </table:table-cell>
          <table:table-cell office:value-type="float" office:value="3.256" calcext:value-type="float">
            <text:p>3.256</text:p>
          </table:table-cell>
          <table:table-cell office:value-type="float" office:value="-2.726" calcext:value-type="float">
            <text:p>-2.726</text:p>
          </table:table-cell>
          <table:table-cell office:value-type="float" office:value="18.18" calcext:value-type="float">
            <text:p>18.18</text:p>
          </table:table-cell>
          <table:table-cell office:value-type="float" office:value="-2.981" calcext:value-type="float">
            <text:p>-2.981</text:p>
          </table:table-cell>
          <table:table-cell office:value-type="float" office:value="0.3306" calcext:value-type="float">
            <text:p>0.330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HSiO3</text:p>
          </table:table-cell>
          <table:table-cell office:value-type="float" office:value="41.84" calcext:value-type="float">
            <text:p>41.84</text:p>
          </table:table-cell>
          <table:table-cell office:value-type="float" office:value="102.95" calcext:value-type="float">
            <text:p>102.95</text:p>
          </table:table-cell>
          <table:table-cell office:value-type="float" office:value="1.273" calcext:value-type="float">
            <text:p>1.273</text:p>
          </table:table-cell>
          <table:table-cell office:value-type="float" office:value="3.4928" calcext:value-type="float">
            <text:p>3.4928</text:p>
          </table:table-cell>
          <table:table-cell office:value-type="float" office:value="0.75" calcext:value-type="float">
            <text:p>0.75</text:p>
          </table:table-cell>
          <table:table-cell office:value-type="float" office:value="5.4483" calcext:value-type="float">
            <text:p>5.4483</text:p>
          </table:table-cell>
          <table:table-cell office:value-type="float" office:value="-2.81" calcext:value-type="float">
            <text:p>-2.81</text:p>
          </table:table-cell>
          <table:table-cell office:value-type="float" office:value="20.2395" calcext:value-type="float">
            <text:p>20.2395</text:p>
          </table:table-cell>
          <table:table-cell office:value-type="float" office:value="1.9785" calcext:value-type="float">
            <text:p>1.9785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SiO3-</text:p>
          </table:table-cell>
          <table:table-cell office:value-type="float" office:value="19.7" calcext:value-type="float">
            <text:p>19.7</text:p>
          </table:table-cell>
          <table:table-cell office:value-type="float" office:value="-38.47" calcext:value-type="float">
            <text:p>-38.47</text:p>
          </table:table-cell>
          <table:table-cell office:value-type="float" office:value="0.5" calcext:value-type="float">
            <text:p>0.5</text:p>
          </table:table-cell>
          <table:table-cell office:value-type="float" office:value="3.09" calcext:value-type="float">
            <text:p>3.09</text:p>
          </table:table-cell>
          <table:table-cell office:value-type="float" office:value="-0.5201" calcext:value-type="float">
            <text:p>-0.5201</text:p>
          </table:table-cell>
          <table:table-cell office:value-type="float" office:value="5.9467" calcext:value-type="float">
            <text:p>5.9467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15" calcext:value-type="float">
            <text:p>15</text:p>
          </table:table-cell>
          <table:table-cell office:value-type="float" office:value="-4.9202" calcext:value-type="float">
            <text:p>-4.9202</text:p>
          </table:table-cell>
          <table:table-cell office:value-type="float" office:value="1.5583" calcext:value-type="float">
            <text:p>1.55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iO2</text:p>
          </table:table-cell>
          <table:table-cell office:value-type="float" office:value="75.31" calcext:value-type="float">
            <text:p>75.31</text:p>
          </table:table-cell>
          <table:table-cell office:value-type="float" office:value="-318.5" calcext:value-type="float">
            <text:p>-318.5</text:p>
          </table:table-cell>
          <table:table-cell office:value-type="float" office:value="1.61" calcext:value-type="float">
            <text:p>1.61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2.7" calcext:value-type="float">
            <text:p>-2.7</text:p>
          </table:table-cell>
          <table:table-cell office:value-type="float" office:value="29.1" calcext:value-type="float">
            <text:p>29.1</text:p>
          </table:table-cell>
          <table:table-cell office:value-type="float" office:value="51.2" calcext:value-type="float">
            <text:p>51.2</text:p>
          </table:table-cell>
          <table:table-cell office:value-type="float" office:value="0.1291" calcext:value-type="float">
            <text:p>0.129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l-</text:p>
          </table:table-cell>
          <table:table-cell office:value-type="float" office:value="56.74" calcext:value-type="float">
            <text:p>56.74</text:p>
          </table:table-cell>
          <table:table-cell office:value-type="float" office:value="123.18" calcext:value-type="float">
            <text:p>123.18</text:p>
          </table:table-cell>
          <table:table-cell office:value-type="float" office:value="1.779" calcext:value-type="float">
            <text:p>1.779</text:p>
          </table:table-cell>
          <table:table-cell office:value-type="float" office:value="4.032" calcext:value-type="float">
            <text:p>4.032</text:p>
          </table:table-cell>
          <table:table-cell office:value-type="float" office:value="4.801" calcext:value-type="float">
            <text:p>4.801</text:p>
          </table:table-cell>
          <table:table-cell office:value-type="float" office:value="5.563" calcext:value-type="float">
            <text:p>5.563</text:p>
          </table:table-cell>
          <table:table-cell office:value-type="float" office:value="-2.847" calcext:value-type="float">
            <text:p>-2.847</text:p>
          </table:table-cell>
          <table:table-cell office:value-type="float" office:value="-4.4" calcext:value-type="float">
            <text:p>-4.4</text:p>
          </table:table-cell>
          <table:table-cell office:value-type="float" office:value="-5.714" calcext:value-type="float">
            <text:p>-5.714</text:p>
          </table:table-cell>
          <table:table-cell office:value-type="float" office:value="1.456" calcext:value-type="float">
            <text:p>1.45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OH-</text:p>
          </table:table-cell>
          <table:table-cell office:value-type="float" office:value="10.71" calcext:value-type="float">
            <text:p>10.71</text:p>
          </table:table-cell>
          <table:table-cell office:value-type="float" office:value="137.19" calcext:value-type="float">
            <text:p>137.1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2527" calcext:value-type="float">
            <text:p>1.25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2.7821" calcext:value-type="float">
            <text:p>-2.7821</text:p>
          </table:table-cell>
          <table:table-cell office:value-type="float" office:value="4.15" calcext:value-type="float">
            <text:p>4.15</text:p>
          </table:table-cell>
          <table:table-cell office:value-type="float" office:value="-10.346" calcext:value-type="float">
            <text:p>-10.346</text:p>
          </table:table-cell>
          <table:table-cell office:value-type="float" office:value="1.7246" calcext:value-type="float">
            <text:p>1.724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+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!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+2</text:p>
          </table:table-cell>
          <table:table-cell office:value-type="float" office:value="-56.48" calcext:value-type="float">
            <text:p>-56.48</text:p>
          </table:table-cell>
          <table:table-cell office:value-type="float" office:value="-30.92" calcext:value-type="float">
            <text:p>-30.92</text:p>
          </table:table-cell>
          <table:table-cell office:value-type="float" office:value="-1.84" calcext:value-type="float">
            <text:p>-1.84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7.252" calcext:value-type="float">
            <text:p>-7.252</text:p>
          </table:table-cell>
          <table:table-cell office:value-type="float" office:value="5.2966" calcext:value-type="float">
            <text:p>5.2966</text:p>
          </table:table-cell>
          <table:table-cell office:value-type="float" office:value="-2.4792" calcext:value-type="float">
            <text:p>-2.4792</text:p>
          </table:table-cell>
          <table:table-cell office:value-type="float" office:value="9" calcext:value-type="float">
            <text:p>9</text:p>
          </table:table-cell>
          <table:table-cell office:value-type="float" office:value="-2.522" calcext:value-type="float">
            <text:p>-2.522</text:p>
          </table:table-cell>
          <table:table-cell office:value-type="float" office:value="1.2366" calcext:value-type="float">
            <text:p>1.23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+2</text:p>
          </table:table-cell>
          <table:table-cell office:value-type="float" office:value="-138.07" calcext:value-type="float">
            <text:p>-138.07</text:p>
          </table:table-cell>
          <table:table-cell office:value-type="float" office:value="-21.662" calcext:value-type="float">
            <text:p>-21.662</text:p>
          </table:table-cell>
          <table:table-cell office:value-type="float" office:value="-2.2" calcext:value-type="float">
            <text:p>-2.2</text:p>
          </table:table-cell>
          <table:table-cell office:value-type="float" office:value="-0.8217" calcext:value-type="float">
            <text:p>-0.8217</text:p>
          </table:table-cell>
          <table:table-cell office:value-type="float" office:value="-8.599" calcext:value-type="float">
            <text:p>-8.599</text:p>
          </table:table-cell>
          <table:table-cell office:value-type="float" office:value="8.39" calcext:value-type="float">
            <text:p>8.39</text:p>
          </table:table-cell>
          <table:table-cell office:value-type="float" office:value="-2.39" calcext:value-type="float">
            <text:p>-2.39</text:p>
          </table:table-cell>
          <table:table-cell office:value-type="float" office:value="20.8" calcext:value-type="float">
            <text:p>20.8</text:p>
          </table:table-cell>
          <table:table-cell office:value-type="float" office:value="-5.892" calcext:value-type="float">
            <text:p>-5.892</text:p>
          </table:table-cell>
          <table:table-cell office:value-type="float" office:value="1.5372" calcext:value-type="float">
            <text:p>1.537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HSiO3+</text:p>
          </table:table-cell>
          <table:table-cell office:value-type="float" office:value="-8.33" calcext:value-type="float">
            <text:p>-8.33</text:p>
          </table:table-cell>
          <table:table-cell office:value-type="float" office:value="137.8" calcext:value-type="float">
            <text:p>137.8</text:p>
          </table:table-cell>
          <table:table-cell office:value-type="float" office:value="-0.67" calcext:value-type="float">
            <text:p>-0.67</text:p>
          </table:table-cell>
          <table:table-cell office:value-type="float" office:value="1.0647" calcext:value-type="float">
            <text:p>1.0647</text:p>
          </table:table-cell>
          <table:table-cell office:value-type="float" office:value="-5.1787" calcext:value-type="float">
            <text:p>-5.1787</text:p>
          </table:table-cell>
          <table:table-cell office:value-type="float" office:value="7.7785" calcext:value-type="float">
            <text:p>7.7785</text:p>
          </table:table-cell>
          <table:table-cell office:value-type="float" office:value="-2.5649" calcext:value-type="float">
            <text:p>-2.5649</text:p>
          </table:table-cell>
          <table:table-cell office:value-type="float" office:value="30.8048" calcext:value-type="float">
            <text:p>30.8048</text:p>
          </table:table-cell>
          <table:table-cell office:value-type="float" office:value="3.6619" calcext:value-type="float">
            <text:p>3.6619</text:p>
          </table:table-cell>
          <table:table-cell office:value-type="float" office:value="0.5831" calcext:value-type="float">
            <text:p>0.583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HSiO3+</text:p>
          </table:table-cell>
          <table:table-cell office:value-type="float" office:value="-99.5" calcext:value-type="float">
            <text:p>-99.5</text:p>
          </table:table-cell>
          <table:table-cell office:value-type="float" office:value="158.65" calcext:value-type="float">
            <text:p>158.65</text:p>
          </table:table-cell>
          <table:table-cell office:value-type="float" office:value="-1.08" calcext:value-type="float">
            <text:p>-1.08</text:p>
          </table:table-cell>
          <table:table-cell office:value-type="float" office:value="0.6289" calcext:value-type="float">
            <text:p>0.6289</text:p>
          </table:table-cell>
          <table:table-cell office:value-type="float" office:value="-6.2428" calcext:value-type="float">
            <text:p>-6.2428</text:p>
          </table:table-cell>
          <table:table-cell office:value-type="float" office:value="8.1967" calcext:value-type="float">
            <text:p>8.1967</text:p>
          </table:table-cell>
          <table:table-cell office:value-type="float" office:value="-2.5209" calcext:value-type="float">
            <text:p>-2.5209</text:p>
          </table:table-cell>
          <table:table-cell office:value-type="float" office:value="36.7882" calcext:value-type="float">
            <text:p>36.7882</text:p>
          </table:table-cell>
          <table:table-cell office:value-type="float" office:value="4.6702" calcext:value-type="float">
            <text:p>4.6702</text:p>
          </table:table-cell>
          <table:table-cell office:value-type="float" office:value="0.9177" calcext:value-type="float">
            <text:p>0.917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2(aq)</text:p>
          </table:table-cell>
          <table:table-cell office:value-type="float" office:value="119.29" calcext:value-type="float">
            <text:p>119.29</text:p>
          </table:table-cell>
          <table:table-cell office:value-type="float" office:value="209.75" calcext:value-type="float">
            <text:p>209.75</text:p>
          </table:table-cell>
          <table:table-cell office:value-type="float" office:value="3.27" calcext:value-type="float">
            <text:p>3.27</text:p>
          </table:table-cell>
          <table:table-cell office:value-type="float" office:value="6.56823" calcext:value-type="float">
            <text:p>6.56823</text:p>
          </table:table-cell>
          <table:table-cell office:value-type="float" office:value="1.11973" calcext:value-type="float">
            <text:p>1.11973</text:p>
          </table:table-cell>
          <table:table-cell office:value-type="float" office:value="2.80403" calcext:value-type="float">
            <text:p>2.80403</text:p>
          </table:table-cell>
          <table:table-cell office:value-type="float" office:value="-5.99129" calcext:value-type="float">
            <text:p>-5.99129</text:p>
          </table:table-cell>
          <table:table-cell office:value-type="float" office:value="-3.92" calcext:value-type="float">
            <text:p>-3.9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8.8321" calcext:value-type="float">
            <text:p>-8.8321</text:p>
          </table:table-cell>
          <table:table-cell office:value-type="float" office:value="11.2684" calcext:value-type="float">
            <text:p>11.2684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aOH+</text:p>
          </table:table-cell>
          <table:table-cell office:value-type="float" office:value="36.47" calcext:value-type="float">
            <text:p>36.47</text:p>
          </table:table-cell>
          <table:table-cell office:value-type="float" office:value="-78.41" calcext:value-type="float">
            <text:p>-78.41</text:p>
          </table:table-cell>
          <table:table-cell office:value-type="float" office:value="1.096" calcext:value-type="float">
            <text:p>1.096</text:p>
          </table:table-cell>
          <table:table-cell office:value-type="float" office:value="3.9385" calcext:value-type="float">
            <text:p>3.9385</text:p>
          </table:table-cell>
          <table:table-cell office:value-type="float" office:value="-1.1019" calcext:value-type="float">
            <text:p>-1.1019</text:p>
          </table:table-cell>
          <table:table-cell office:value-type="float" office:value="6.1831" calcext:value-type="float">
            <text:p>6.1831</text:p>
          </table:table-cell>
          <table:table-cell office:value-type="float" office:value="-2.7334" calcext:value-type="float">
            <text:p>-2.7334</text:p>
          </table:table-cell>
          <table:table-cell office:value-type="float" office:value="-9.5888" calcext:value-type="float">
            <text:p>-9.5888</text:p>
          </table:table-cell>
          <table:table-cell office:value-type="float" office:value="-2.6253" calcext:value-type="float">
            <text:p>-2.6253</text:p>
          </table:table-cell>
          <table:table-cell office:value-type="float" office:value="0.419" calcext:value-type="float">
            <text:p>0.4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l+</text:p>
          </table:table-cell>
          <table:table-cell office:value-type="float" office:value="-2.97" calcext:value-type="float">
            <text:p>-2.97</text:p>
          </table:table-cell>
          <table:table-cell office:value-type="float" office:value="73.33" calcext:value-type="float">
            <text:p>73.33</text:p>
          </table:table-cell>
          <table:table-cell office:value-type="float" office:value="0.556" calcext:value-type="float">
            <text:p>0.556</text:p>
          </table:table-cell>
          <table:table-cell office:value-type="float" office:value="2.7406" calcext:value-type="float">
            <text:p>2.7406</text:p>
          </table:table-cell>
          <table:table-cell office:value-type="float" office:value="-1.0897" calcext:value-type="float">
            <text:p>-1.0897</text:p>
          </table:table-cell>
          <table:table-cell office:value-type="float" office:value="6.1783" calcext:value-type="float">
            <text:p>6.1783</text:p>
          </table:table-cell>
          <table:table-cell office:value-type="float" office:value="-2.734" calcext:value-type="float">
            <text:p>-2.734</text:p>
          </table:table-cell>
          <table:table-cell office:value-type="float" office:value="21.588" calcext:value-type="float">
            <text:p>21.58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626" calcext:value-type="float">
            <text:p>0.562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l20</text:p>
          </table:table-cell>
          <table:table-cell office:value-type="float" office:value="67.73" calcext:value-type="float">
            <text:p>67.73</text:p>
          </table:table-cell>
          <table:table-cell office:value-type="float" office:value="129.52" calcext:value-type="float">
            <text:p>129.52</text:p>
          </table:table-cell>
          <table:table-cell office:value-type="float" office:value="3.265" calcext:value-type="float">
            <text:p>3.265</text:p>
          </table:table-cell>
          <table:table-cell office:value-type="float" office:value="6.2186" calcext:value-type="float">
            <text:p>6.2186</text:p>
          </table:table-cell>
          <table:table-cell office:value-type="float" office:value="7.4024" calcext:value-type="float">
            <text:p>7.4024</text:p>
          </table:table-cell>
          <table:table-cell office:value-type="float" office:value="2.8406" calcext:value-type="float">
            <text:p>2.8406</text:p>
          </table:table-cell>
          <table:table-cell office:value-type="float" office:value="-3.085" calcext:value-type="float">
            <text:p>-3.085</text:p>
          </table:table-cell>
          <table:table-cell office:value-type="float" office:value="23.9609" calcext:value-type="float">
            <text:p>23.9609</text:p>
          </table:table-cell>
          <table:table-cell office:value-type="float" office:value="3.272" calcext:value-type="float">
            <text:p>3.272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HCO3+</text:p>
          </table:table-cell>
          <table:table-cell office:value-type="float" office:value="66.27" calcext:value-type="float">
            <text:p>66.27</text:p>
          </table:table-cell>
          <table:table-cell office:value-type="float" office:value="234.27" calcext:value-type="float">
            <text:p>234.27</text:p>
          </table:table-cell>
          <table:table-cell office:value-type="float" office:value="1.328" calcext:value-type="float">
            <text:p>1.328</text:p>
          </table:table-cell>
          <table:table-cell office:value-type="float" office:value="3.7" calcext:value-type="float">
            <text:p>3.7</text:p>
          </table:table-cell>
          <table:table-cell office:value-type="float" office:value="1.2579" calcext:value-type="float">
            <text:p>1.2579</text:p>
          </table:table-cell>
          <table:table-cell office:value-type="float" office:value="5.252" calcext:value-type="float">
            <text:p>5.252</text:p>
          </table:table-cell>
          <table:table-cell office:value-type="float" office:value="-2.831" calcext:value-type="float">
            <text:p>-2.831</text:p>
          </table:table-cell>
          <table:table-cell office:value-type="float" office:value="43.112" calcext:value-type="float">
            <text:p>43.112</text:p>
          </table:table-cell>
          <table:table-cell office:value-type="float" office:value="7.7228" calcext:value-type="float">
            <text:p>7.7228</text:p>
          </table:table-cell>
          <table:table-cell office:value-type="float" office:value="0.3113" calcext:value-type="float">
            <text:p>0.31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O3</text:p>
          </table:table-cell>
          <table:table-cell office:value-type="float" office:value="20.11" calcext:value-type="float">
            <text:p>20.11</text:p>
          </table:table-cell>
          <table:table-cell office:value-type="float" office:value="-123.86" calcext:value-type="float">
            <text:p>-123.86</text:p>
          </table:table-cell>
          <table:table-cell office:value-type="float" office:value="-1.565" calcext:value-type="float">
            <text:p>-1.565</text:p>
          </table:table-cell>
          <table:table-cell office:value-type="float" office:value="-0.3907" calcext:value-type="float">
            <text:p>-0.3907</text:p>
          </table:table-cell>
          <table:table-cell office:value-type="float" office:value="-8.7325" calcext:value-type="float">
            <text:p>-8.7325</text:p>
          </table:table-cell>
          <table:table-cell office:value-type="float" office:value="9.1753" calcext:value-type="float">
            <text:p>9.1753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11.5309" calcext:value-type="float">
            <text:p>-11.5309</text:p>
          </table:table-cell>
          <table:table-cell office:value-type="float" office:value="-9.0641" calcext:value-type="float">
            <text:p>-9.0641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OH+</text:p>
          </table:table-cell>
          <table:table-cell office:value-type="float" office:value="-67.36" calcext:value-type="float">
            <text:p>-67.36</text:p>
          </table:table-cell>
          <table:table-cell office:value-type="float" office:value="129.1" calcext:value-type="float">
            <text:p>129.1</text:p>
          </table:table-cell>
          <table:table-cell office:value-type="float" office:value="0.166" calcext:value-type="float">
            <text:p>0.166</text:p>
          </table:table-cell>
          <table:table-cell office:value-type="float" office:value="2.2937" calcext:value-type="float">
            <text:p>2.2937</text:p>
          </table:table-cell>
          <table:table-cell office:value-type="float" office:value="-2.1809" calcext:value-type="float">
            <text:p>-2.1809</text:p>
          </table:table-cell>
          <table:table-cell office:value-type="float" office:value="6.6072" calcext:value-type="float">
            <text:p>6.6072</text:p>
          </table:table-cell>
          <table:table-cell office:value-type="float" office:value="-2.6888" calcext:value-type="float">
            <text:p>-2.6888</text:p>
          </table:table-cell>
          <table:table-cell office:value-type="float" office:value="31.5415" calcext:value-type="float">
            <text:p>31.5415</text:p>
          </table:table-cell>
          <table:table-cell office:value-type="float" office:value="3.2394" calcext:value-type="float">
            <text:p>3.2394</text:p>
          </table:table-cell>
          <table:table-cell office:value-type="float" office:value="0.795" calcext:value-type="float">
            <text:p>0.7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l+</text:p>
          </table:table-cell>
          <table:table-cell office:value-type="float" office:value="-79.5" calcext:value-type="float">
            <text:p>-79.5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125" calcext:value-type="float">
            <text:p>0.125</text:p>
          </table:table-cell>
          <table:table-cell office:value-type="float" office:value="2.2809" calcext:value-type="float">
            <text:p>2.2809</text:p>
          </table:table-cell>
          <table:table-cell office:value-type="float" office:value="-2.3585" calcext:value-type="float">
            <text:p>-2.3585</text:p>
          </table:table-cell>
          <table:table-cell office:value-type="float" office:value="6.677" calcext:value-type="float">
            <text:p>6.677</text:p>
          </table:table-cell>
          <table:table-cell office:value-type="float" office:value="-2.6815" calcext:value-type="float">
            <text:p>-2.6815</text:p>
          </table:table-cell>
          <table:table-cell office:value-type="float" office:value="28.5471" calcext:value-type="float">
            <text:p>28.5471</text:p>
          </table:table-cell>
          <table:table-cell office:value-type="float" office:value="2.0579" calcext:value-type="float">
            <text:p>2.0579</text:p>
          </table:table-cell>
          <table:table-cell office:value-type="float" office:value="0.8389" calcext:value-type="float">
            <text:p>0.838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l2</text:p>
          </table:table-cell>
          <table:table-cell office:value-type="float" office:value="-11.57" calcext:value-type="float">
            <text:p>-11.57</text:p>
          </table:table-cell>
          <table:table-cell office:value-type="float" office:value="170.77" calcext:value-type="float">
            <text:p>170.77</text:p>
          </table:table-cell>
          <table:table-cell office:value-type="float" office:value="2.825" calcext:value-type="float">
            <text:p>2.825</text:p>
          </table:table-cell>
          <table:table-cell office:value-type="float" office:value="5.6165" calcext:value-type="float">
            <text:p>5.6165</text:p>
          </table:table-cell>
          <table:table-cell office:value-type="float" office:value="5.9323" calcext:value-type="float">
            <text:p>5.9323</text:p>
          </table:table-cell>
          <table:table-cell office:value-type="float" office:value="3.4184" calcext:value-type="float">
            <text:p>3.4184</text:p>
          </table:table-cell>
          <table:table-cell office:value-type="float" office:value="-3.0242" calcext:value-type="float">
            <text:p>-3.0242</text:p>
          </table:table-cell>
          <table:table-cell office:value-type="float" office:value="29.7395" calcext:value-type="float">
            <text:p>29.7395</text:p>
          </table:table-cell>
          <table:table-cell office:value-type="float" office:value="5.2804" calcext:value-type="float">
            <text:p>5.2804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HCO3+</text:p>
          </table:table-cell>
          <table:table-cell office:value-type="float" office:value="-19.11" calcext:value-type="float">
            <text:p>-19.11</text:p>
          </table:table-cell>
          <table:table-cell office:value-type="float" office:value="254.69" calcext:value-type="float">
            <text:p>254.69</text:p>
          </table:table-cell>
          <table:table-cell office:value-type="float" office:value="0.934" calcext:value-type="float">
            <text:p>0.934</text:p>
          </table:table-cell>
          <table:table-cell office:value-type="float" office:value="3.3" calcext:value-type="float">
            <text:p>3.3</text:p>
          </table:table-cell>
          <table:table-cell office:value-type="float" office:value="0.1608" calcext:value-type="float">
            <text:p>0.1608</text:p>
          </table:table-cell>
          <table:table-cell office:value-type="float" office:value="5.6868" calcext:value-type="float">
            <text:p>5.6868</text:p>
          </table:table-cell>
          <table:table-cell office:value-type="float" office:value="-2.7875" calcext:value-type="float">
            <text:p>-2.7875</text:p>
          </table:table-cell>
          <table:table-cell office:value-type="float" office:value="47.5204" calcext:value-type="float">
            <text:p>47.5204</text:p>
          </table:table-cell>
          <table:table-cell office:value-type="float" office:value="9.3524" calcext:value-type="float">
            <text:p>9.3524</text:p>
          </table:table-cell>
          <table:table-cell office:value-type="float" office:value="0.6204" calcext:value-type="float">
            <text:p>0.620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O3</text:p>
          </table:table-cell>
          <table:table-cell office:value-type="float" office:value="-102.57" calcext:value-type="float">
            <text:p>-102.57</text:p>
          </table:table-cell>
          <table:table-cell office:value-type="float" office:value="-114.64" calcext:value-type="float">
            <text:p>-114.64</text:p>
          </table:table-cell>
          <table:table-cell office:value-type="float" office:value="-1.827" calcext:value-type="float">
            <text:p>-1.827</text:p>
          </table:table-cell>
          <table:table-cell office:value-type="float" office:value="-0.7355" calcext:value-type="float">
            <text:p>-0.7355</text:p>
          </table:table-cell>
          <table:table-cell office:value-type="float" office:value="-9.5745" calcext:value-type="float">
            <text:p>-9.5745</text:p>
          </table:table-cell>
          <table:table-cell office:value-type="float" office:value="9.5062" calcext:value-type="float">
            <text:p>9.5062</text:p>
          </table:table-cell>
          <table:table-cell office:value-type="float" office:value="-2.3831" calcext:value-type="float">
            <text:p>-2.3831</text:p>
          </table:table-cell>
          <table:table-cell office:value-type="float" office:value="-9.8914" calcext:value-type="float">
            <text:p>-9.8914</text:p>
          </table:table-cell>
          <table:table-cell office:value-type="float" office:value="-8.616" calcext:value-type="float">
            <text:p>-8.61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CO3-</text:p>
          </table:table-cell>
          <table:table-cell office:value-type="float" office:value="56.09" calcext:value-type="float">
            <text:p>56.09</text:p>
          </table:table-cell>
          <table:table-cell office:value-type="float" office:value="-83.31" calcext:value-type="float">
            <text:p>-83.31</text:p>
          </table:table-cell>
          <table:table-cell office:value-type="float" office:value="-0.152" calcext:value-type="float">
            <text:p>-0.152</text:p>
          </table:table-cell>
          <table:table-cell office:value-type="float" office:value="2" calcext:value-type="float">
            <text:p>2</text:p>
          </table:table-cell>
          <table:table-cell office:value-type="float" office:value="-2.335" calcext:value-type="float">
            <text:p>-2.335</text:p>
          </table:table-cell>
          <table:table-cell office:value-type="float" office:value="6.6714" calcext:value-type="float">
            <text:p>6.6714</text:p>
          </table:table-cell>
          <table:table-cell office:value-type="float" office:value="-2.6825" calcext:value-type="float">
            <text:p>-2.6825</text:p>
          </table:table-cell>
          <table:table-cell office:value-type="float" office:value="7.7693" calcext:value-type="float">
            <text:p>7.7693</text:p>
          </table:table-cell>
          <table:table-cell office:value-type="float" office:value="-7.1095" calcext:value-type="float">
            <text:p>-7.1095</text:p>
          </table:table-cell>
          <table:table-cell office:value-type="float" office:value="1.4265" calcext:value-type="float">
            <text:p>1.426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HCO3</text:p>
          </table:table-cell>
          <table:table-cell office:value-type="float" office:value="158.66" calcext:value-type="float">
            <text:p>158.66</text:p>
          </table:table-cell>
          <table:table-cell office:value-type="float" office:value="201.84" calcext:value-type="float">
            <text:p>201.84</text:p>
          </table:table-cell>
          <table:table-cell office:value-type="float" office:value="3.182" calcext:value-type="float">
            <text:p>3.182</text:p>
          </table:table-cell>
          <table:table-cell office:value-type="float" office:value="6.1192" calcext:value-type="float">
            <text:p>6.1192</text:p>
          </table:table-cell>
          <table:table-cell office:value-type="float" office:value="7.1597" calcext:value-type="float">
            <text:p>7.1597</text:p>
          </table:table-cell>
          <table:table-cell office:value-type="float" office:value="2.9359" calcext:value-type="float">
            <text:p>2.9359</text:p>
          </table:table-cell>
          <table:table-cell office:value-type="float" office:value="-3.075" calcext:value-type="float">
            <text:p>-3.075</text:p>
          </table:table-cell>
          <table:table-cell office:value-type="float" office:value="34.4381" calcext:value-type="float">
            <text:p>34.4381</text:p>
          </table:table-cell>
          <table:table-cell office:value-type="float" office:value="6.7919" calcext:value-type="float">
            <text:p>6.791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CO3-</text:p>
          </table:table-cell>
          <table:table-cell office:value-type="float" office:value="76.32" calcext:value-type="float">
            <text:p>76.32</text:p>
          </table:table-cell>
          <table:table-cell office:value-type="float" office:value="-112.85" calcext:value-type="float">
            <text:p>-112.85</text:p>
          </table:table-cell>
          <table:table-cell office:value-type="float" office:value="0.829" calcext:value-type="float">
            <text:p>0.829</text:p>
          </table:table-cell>
          <table:table-cell office:value-type="float" office:value="3.4128" calcext:value-type="float">
            <text:p>3.4128</text:p>
          </table:table-cell>
          <table:table-cell office:value-type="float" office:value="0.554" calcext:value-type="float">
            <text:p>0.554</text:p>
          </table:table-cell>
          <table:table-cell office:value-type="float" office:value="5.5266" calcext:value-type="float">
            <text:p>5.5266</text:p>
          </table:table-cell>
          <table:table-cell office:value-type="float" office:value="-2.8018" calcext:value-type="float">
            <text:p>-2.8018</text:p>
          </table:table-cell>
          <table:table-cell office:value-type="float" office:value="2.739" calcext:value-type="float">
            <text:p>2.739</text:p>
          </table:table-cell>
          <table:table-cell office:value-type="float" office:value="-8.5569" calcext:value-type="float">
            <text:p>-8.5569</text:p>
          </table:table-cell>
          <table:table-cell office:value-type="float" office:value="1.3525" calcext:value-type="float">
            <text:p>1.35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HCO3</text:p>
          </table:table-cell>
          <table:table-cell office:value-type="float" office:value="208.74" calcext:value-type="float">
            <text:p>208.74</text:p>
          </table:table-cell>
          <table:table-cell office:value-type="float" office:value="134.95" calcext:value-type="float">
            <text:p>134.95</text:p>
          </table:table-cell>
          <table:table-cell office:value-type="float" office:value="4.319" calcext:value-type="float">
            <text:p>4.319</text:p>
          </table:table-cell>
          <table:table-cell office:value-type="float" office:value="7.6623" calcext:value-type="float">
            <text:p>7.6623</text:p>
          </table:table-cell>
          <table:table-cell office:value-type="float" office:value="10.9298" calcext:value-type="float">
            <text:p>10.9298</text:p>
          </table:table-cell>
          <table:table-cell office:value-type="float" office:value="1.4497" calcext:value-type="float">
            <text:p>1.4497</text:p>
          </table:table-cell>
          <table:table-cell office:value-type="float" office:value="-3.2307" calcext:value-type="float">
            <text:p>-3.2307</text:p>
          </table:table-cell>
          <table:table-cell office:value-type="float" office:value="24.7193" calcext:value-type="float">
            <text:p>24.7193</text:p>
          </table:table-cell>
          <table:table-cell office:value-type="float" office:value="3.5355" calcext:value-type="float">
            <text:p>3.5355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3-2</text:p>
          </table:table-cell>
          <table:table-cell office:value-type="float" office:value="-50" calcext:value-type="float">
            <text:p>-50</text:p>
          </table:table-cell>
          <table:table-cell office:value-type="float" office:value="-322.65" calcext:value-type="float">
            <text:p>-322.65</text:p>
          </table:table-cell>
          <table:table-cell office:value-type="float" office:value="-0.606" calcext:value-type="float">
            <text:p>-0.606</text:p>
          </table:table-cell>
          <table:table-cell office:value-type="float" office:value="2.8524" calcext:value-type="float">
            <text:p>2.8524</text:p>
          </table:table-cell>
          <table:table-cell office:value-type="float" office:value="-3.9844" calcext:value-type="float">
            <text:p>-3.9844</text:p>
          </table:table-cell>
          <table:table-cell office:value-type="float" office:value="6.4142" calcext:value-type="float">
            <text:p>6.4142</text:p>
          </table:table-cell>
          <table:table-cell office:value-type="float" office:value="-2.6143" calcext:value-type="float">
            <text:p>-2.6143</text:p>
          </table:table-cell>
          <table:table-cell office:value-type="float" office:value="-7.9872" calcext:value-type="float">
            <text:p>-7.9872</text:p>
          </table:table-cell>
          <table:table-cell office:value-type="float" office:value="-18.8139" calcext:value-type="float">
            <text:p>-18.8139</text:p>
          </table:table-cell>
          <table:table-cell office:value-type="float" office:value="3.3914" calcext:value-type="float">
            <text:p>3.39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CO3-</text:p>
          </table:table-cell>
          <table:table-cell office:value-type="float" office:value="96.62" calcext:value-type="float">
            <text:p>96.62</text:p>
          </table:table-cell>
          <table:table-cell office:value-type="float" office:value="-34.85" calcext:value-type="float">
            <text:p>-34.85</text:p>
          </table:table-cell>
          <table:table-cell office:value-type="float" office:value="2.421" calcext:value-type="float">
            <text:p>2.421</text:p>
          </table:table-cell>
          <table:table-cell office:value-type="float" office:value="2.9936" calcext:value-type="float">
            <text:p>2.9936</text:p>
          </table:table-cell>
          <table:table-cell office:value-type="float" office:value="4.9787" calcext:value-type="float">
            <text:p>4.9787</text:p>
          </table:table-cell>
          <table:table-cell office:value-type="float" office:value="23.5905" calcext:value-type="float">
            <text:p>23.5905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12.994" calcext:value-type="float">
            <text:p>12.994</text:p>
          </table:table-cell>
          <table:table-cell office:value-type="float" office:value="-4.7579" calcext:value-type="float">
            <text:p>-4.7579</text:p>
          </table:table-cell>
          <table:table-cell office:value-type="float" office:value="1.2792" calcext:value-type="float">
            <text:p>1.279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SiO3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79" calcext:value-type="float">
            <text:p>-179</text:p>
          </table:table-cell>
          <table:table-cell office:value-type="float" office:value="1.57" calcext:value-type="float">
            <text:p>1.57</text:p>
          </table:table-cell>
          <table:table-cell office:value-type="float" office:value="3.1272" calcext:value-type="float">
            <text:p>3.1272</text:p>
          </table:table-cell>
          <table:table-cell office:value-type="float" office:value="-10.5859" calcext:value-type="float">
            <text:p>-10.5859</text:p>
          </table:table-cell>
          <table:table-cell office:value-type="float" office:value="42.3257" calcext:value-type="float">
            <text:p>42.3257</text:p>
          </table:table-cell>
          <table:table-cell office:value-type="float" office:value="-2.3414" calcext:value-type="float">
            <text:p>-2.3414</text:p>
          </table:table-cell>
          <table:table-cell office:value-type="float" office:value="61.911" calcext:value-type="float">
            <text:p>61.911</text:p>
          </table:table-cell>
          <table:table-cell office:value-type="float" office:value="-51.1046" calcext:value-type="float">
            <text:p>-51.1046</text:p>
          </table:table-cell>
          <table:table-cell office:value-type="float" office:value="0.0935" calcext:value-type="float">
            <text:p>0.093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SiO3</text:p>
          </table:table-cell>
          <table:table-cell office:value-type="float" office:value="-102" calcext:value-type="float">
            <text:p>-102</text:p>
          </table:table-cell>
          <table:table-cell office:value-type="float" office:value="-169.9" calcext:value-type="float">
            <text:p>-169.9</text:p>
          </table:table-cell>
          <table:table-cell office:value-type="float" office:value="1.21" calcext:value-type="float">
            <text:p>1.21</text:p>
          </table:table-cell>
          <table:table-cell office:value-type="float" office:value="0.8426" calcext:value-type="float">
            <text:p>0.8426</text:p>
          </table:table-cell>
          <table:table-cell office:value-type="float" office:value="-11.069" calcext:value-type="float">
            <text:p>-11.069</text:p>
          </table:table-cell>
          <table:table-cell office:value-type="float" office:value="52.9604" calcext:value-type="float">
            <text:p>52.9604</text:p>
          </table:table-cell>
          <table:table-cell office:value-type="float" office:value="-2.3216" calcext:value-type="float">
            <text:p>-2.3216</text:p>
          </table:table-cell>
          <table:table-cell office:value-type="float" office:value="68.7194" calcext:value-type="float">
            <text:p>68.7194</text:p>
          </table:table-cell>
          <table:table-cell office:value-type="float" office:value="-53.9981" calcext:value-type="float">
            <text:p>-53.9981</text:p>
          </table:table-cell>
          <table:table-cell office:value-type="float" office:value="-0.0445" calcext:value-type="float">
            <text:p>-0.04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+2</text:p>
          </table:table-cell>
          <table:table-cell office:value-type="float" office:value="-552821" calcext:value-type="float">
            <text:p>-5528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OH+</text:p>
          </table:table-cell>
          <table:table-cell office:value-type="float" office:value="-716750" calcext:value-type="float">
            <text:p>-716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l+</text:p>
          </table:table-cell>
          <table:table-cell office:value-type="float" office:value="-689297" calcext:value-type="float">
            <text:p>-689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l2</text:p>
          </table:table-cell>
          <table:table-cell office:value-type="float" office:value="-795990" calcext:value-type="float">
            <text:p>-7959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HCO3+</text:p>
          </table:table-cell>
          <table:table-cell office:value-type="float" office:value="-1145214" calcext:value-type="float">
            <text:p>-1145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O3</text:p>
          </table:table-cell>
          <table:table-cell office:value-type="float" office:value="-1099084" calcext:value-type="float">
            <text:p>-1099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HSiO3+</text:p>
          </table:table-cell>
          <table:table-cell office:value-type="float" office:value="-1575097" calcext:value-type="float">
            <text:p>-1575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iO3</text:p>
          </table:table-cell>
          <table:table-cell office:value-type="float" office:value="-1515154" calcext:value-type="float">
            <text:p>-1515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+2</text:p>
          </table:table-cell>
          <table:table-cell office:value-type="float" office:value="-456005" calcext:value-type="float">
            <text:p>-456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OH+</text:p>
          </table:table-cell>
          <table:table-cell office:value-type="float" office:value="-626503" calcext:value-type="float">
            <text:p>-62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l+</text:p>
          </table:table-cell>
          <table:table-cell office:value-type="float" office:value="-592204" calcext:value-type="float">
            <text:p>-5922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l2</text:p>
          </table:table-cell>
          <table:table-cell office:value-type="float" office:value="-696566" calcext:value-type="float">
            <text:p>-696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HCO3-</text:p>
          </table:table-cell>
          <table:table-cell office:value-type="float" office:value="-1048857" calcext:value-type="float">
            <text:p>-1048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O3</text:p>
          </table:table-cell>
          <table:table-cell office:value-type="float" office:value="-1000992" calcext:value-type="float">
            <text:p>-10009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HSiO3+</text:p>
          </table:table-cell>
          <table:table-cell office:value-type="float" office:value="-1479708" calcext:value-type="float">
            <text:p>-14797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SiO3</text:p>
          </table:table-cell>
          <table:table-cell office:value-type="float" office:value="-1418335" calcext:value-type="float">
            <text:p>-1418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CO3-</text:p>
          </table:table-cell>
          <table:table-cell office:value-type="float" office:value="-789833" calcext:value-type="float">
            <text:p>-7898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HCO3</text:p>
          </table:table-cell>
          <table:table-cell office:value-type="float" office:value="-842065" calcext:value-type="float">
            <text:p>-842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CO3-</text:p>
          </table:table-cell>
          <table:table-cell office:value-type="float" office:value="-810746" calcext:value-type="float">
            <text:p>-8107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CO3</text:p>
          </table:table-cell>
          <table:table-cell office:value-type="float" office:value="-862284" calcext:value-type="float">
            <text:p>-862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3-2</text:p>
          </table:table-cell>
          <table:table-cell office:value-type="float" office:value="-527983" calcext:value-type="float">
            <text:p>-5279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CO3-</text:p>
          </table:table-cell>
          <table:table-cell office:value-type="float" office:value="-586855" calcext:value-type="float">
            <text:p>-586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2(aq)</text:p>
          </table:table-cell>
          <table:table-cell office:value-type="float" office:value="-386030" calcext:value-type="float">
            <text:p>-386030</text:p>
          </table:table-cell>
          <table:table-cell table:number-columns-repeated="1022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2:07:05.247674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18:28.979340391</meta:creation-date>
    <dc:date>2017-10-04T09:10:41.200427936</dc:date>
    <meta:editing-duration>P1DT19M15S</meta:editing-duration>
    <meta:editing-cycles>6</meta:editing-cycles>
    <meta:generator>LibreOffice/5.1.6.2$Linux_X86_64 LibreOffice_project/10m0$Build-2</meta:generator>
    <meta:document-statistic meta:table-count="1" meta:cell-count="1102" meta:object-count="0"/>
  </office:meta>
</office:document-meta>
</file>